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4.416cm"/>
    </style:style>
    <style:style style:name="co2" style:family="table-column">
      <style:table-column-properties fo:break-before="auto" style:column-width="6.315cm"/>
    </style:style>
    <style:style style:name="co3" style:family="table-column">
      <style:table-column-properties fo:break-before="auto" style:column-width="4.718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7.551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5.964cm"/>
    </style:style>
    <style:style style:name="co11" style:family="table-column">
      <style:table-column-properties fo:break-before="auto" style:column-width="5.823cm"/>
    </style:style>
    <style:style style:name="co12" style:family="table-column">
      <style:table-column-properties fo:break-before="auto" style:column-width="3.357cm"/>
    </style:style>
    <style:style style:name="co13" style:family="table-column">
      <style:table-column-properties fo:break-before="auto" style:column-width="2.26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3.267cm"/>
    </style:style>
    <style:style style:name="co16" style:family="table-column">
      <style:table-column-properties fo:break-before="auto" style:column-width="6.045cm"/>
    </style:style>
    <style:style style:name="co17" style:family="table-column">
      <style:table-column-properties fo:break-before="auto" style:column-width="2.376cm"/>
    </style:style>
    <style:style style:name="co18" style:family="table-column">
      <style:table-column-properties fo:break-before="auto" style:column-width="5.5cm"/>
    </style:style>
    <style:style style:name="co19" style:family="table-column">
      <style:table-column-properties fo:break-before="auto" style:column-width="3.921cm"/>
    </style:style>
    <style:style style:name="co20" style:family="table-column">
      <style:table-column-properties fo:break-before="auto" style:column-width="2.371cm"/>
    </style:style>
    <style:style style:name="co21" style:family="table-column">
      <style:table-column-properties fo:break-before="auto" style:column-width="10.866cm"/>
    </style:style>
    <style:style style:name="co22" style:family="table-column">
      <style:table-column-properties fo:break-before="auto" style:column-width="3.62cm"/>
    </style:style>
    <style:style style:name="co23" style:family="table-column">
      <style:table-column-properties fo:break-before="auto" style:column-width="1.79cm"/>
    </style:style>
    <style:style style:name="co24" style:family="table-column">
      <style:table-column-properties fo:break-before="auto" style:column-width="2.314cm"/>
    </style:style>
    <style:style style:name="co25" style:family="table-column">
      <style:table-column-properties fo:break-before="auto" style:column-width="6.645cm"/>
    </style:style>
    <style:style style:name="co26" style:family="table-column">
      <style:table-column-properties fo:break-before="auto" style:column-width="5.8cm"/>
    </style:style>
    <style:style style:name="co27" style:family="table-column">
      <style:table-column-properties fo:break-before="auto" style:column-width="4.978cm"/>
    </style:style>
    <style:style style:name="co28" style:family="table-column">
      <style:table-column-properties fo:break-before="auto" style:column-width="4.68cm"/>
    </style:style>
    <style:style style:name="co29" style:family="table-column">
      <style:table-column-properties fo:break-before="auto" style:column-width="5.283cm"/>
    </style:style>
    <style:style style:name="co30" style:family="table-column">
      <style:table-column-properties fo:break-before="auto" style:column-width="2.305cm"/>
    </style:style>
    <style:style style:name="co31" style:family="table-column">
      <style:table-column-properties fo:break-before="auto" style:column-width="10.462cm"/>
    </style:style>
    <style:style style:name="co32" style:family="table-column">
      <style:table-column-properties fo:break-before="auto" style:column-width="4.42cm"/>
    </style:style>
    <style:style style:name="co33" style:family="table-column">
      <style:table-column-properties fo:break-before="auto" style:column-width="2.29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PageStyle_5f_properties">
      <style:table-properties table:display="true" style:writing-mode="lr-tb"/>
    </style:style>
    <style:style style:name="ta2" style:family="table" style:master-page-name="PageStyle_5f_corrections">
      <style:table-properties table:display="true" style:writing-mode="lr-tb"/>
    </style:style>
    <style:style style:name="ta3" style:family="table" style:master-page-name="PageStyle_5f_inferred_20_types">
      <style:table-properties table:display="true" style:writing-mode="lr-tb"/>
    </style:style>
    <style:style style:name="ta4" style:family="table" style:master-page-name="PageStyle_5f_inferred_20_units">
      <style:table-properties table:display="true" style:writing-mode="lr-tb"/>
    </style:style>
    <style:style style:name="ta5" style:family="table" style:master-page-name="PageStyle_5f_inferred_20_products">
      <style:table-properties table:display="true" style:writing-mode="lr-tb"/>
    </style:style>
    <style:style style:name="ta6" style:family="table" style:master-page-name="PageStyle_5f_volumes">
      <style:table-properties table:display="true" style:writing-mode="lr-tb"/>
    </style:style>
    <style:style style:name="ta7" style:family="table" style:master-page-name="PageStyle_5f_sectors">
      <style:table-properties table:display="true" style:writing-mode="lr-tb"/>
    </style:style>
    <style:style style:name="ta8" style:family="table" style:master-page-name="PageStyle_5f_industries">
      <style:table-properties table:display="true" style:writing-mode="lr-tb"/>
    </style:style>
    <style:style style:name="ta9" style:family="table" style:master-page-name="PageStyle_5f_types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99">
      <style:table-cell-properties style:rotation-align="none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pertie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1019" table:default-cell-style-name="Default"/>
        <table:table-column table:style-name="co5" table:default-cell-style-name="ce2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desc1</text:p>
          </table:table-cell>
          <table:table-cell table:style-name="ce1" office:value-type="string" calcext:value-type="string">
            <text:p>desc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omp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otników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mploy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łożeni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found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rót roczny przybliżon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ef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eleph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rob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produ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c silników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ngines</text:p>
          </table:table-cell>
          <table:table-cell office:value-type="string" calcext:value-type="string">
            <text:p>power</text:p>
          </table:table-cell>
          <table:table-cell table:style-name="ce2" office:value-type="string" calcext:value-type="string">
            <text:p>ty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pitał zakładow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h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łaściciel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own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kcja roczn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egraf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elegrap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obac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yf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fabryk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orkpl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erownik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nik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ngines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es zarząd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manag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złonek zarządu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ług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ser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a prawn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legal for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staw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produ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rektor techniczn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rektor zadządzając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rekto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erownik techniczn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kantor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rektor zarządzając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rządzając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ządzani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constr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uro sprzedaż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sa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wa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pocztow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rezentan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epresentat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wóz do Cesarstw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Russ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ydobycie wapniak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imes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zes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skład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e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erownik handlow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S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rektor handlow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S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kuren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epresentat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zierżawc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easeh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produkowano w 1909 r.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zentacj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bran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dobycie w 1909 r.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dobycie piaskowc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ands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otników stałych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mployment</text:p>
          </table:table-cell>
          <table:table-cell office:value-type="string" calcext:value-type="string">
            <text:p>perman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ytwórczość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i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ran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ykuł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produ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rektorz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er rachunku przekazowego w Banku Państ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obycie rudy żelaznej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ron o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cedyrekto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a lokowanych kapitałów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h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es magazyn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e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stępca członka zarządu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depu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edziba zarząd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ró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urno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cowników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mploy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dobycie gliny ogniotrwałej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fon zarząd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d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dział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bran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ład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e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ceprezes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ydobycie białego piaskowc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ands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pitał udziałow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h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pitał akcyjn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h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rządzający administracją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zes Rad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 presid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rót przedmiotow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urnover composi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zakładów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orkpl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złonek Rad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widenda za 1908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divide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kcja w r. 1907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chalte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account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kopaln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orkpl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ydobycie węgla kamiennego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lack co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kład własn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e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kcja w r. 1908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ndydat na członka zarządu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andid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kcja w 1909 r.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cegieln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orkpl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fon kantor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łożenie rektyfikacj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found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sje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reasur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łożenie gorzeln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found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biur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es pocztowy i telegraficzn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widenda za 1909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divide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efon skład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ware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pitał zasobow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reser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kład fabryczn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e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es fili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ran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ydobycie kamienia budowlanego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fon fabryk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workpl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rektor fabryki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entur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bran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i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bran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tartak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orkpl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graf zarząd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elegraph</text:p>
          </table:table-cell>
          <table:table-cell office:value-type="string" calcext:value-type="string">
            <text:p>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epresentat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fabryki i zarząd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orkpl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wiadowc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rektor zarządzający i techniczn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pitał rezerwow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reser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rzeda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brót roczn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urno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dobyci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dobycie białej glin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edziba Zarząd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dow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constr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erownik techniczny i handlow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zes Dyrekcji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 presid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dobycie glin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czelnik biur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pitał wpłacon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h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zekształcenie w spółkę akcyjną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become publ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kcja w pierwszych 9 miesiącach 1910 r.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9 mont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ddział własn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bran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rektor zarządu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 presid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fabryki i kantor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orkpl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stępc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depu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mleczarn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orkpl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fon w Warszawi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eleph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ządzeni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constr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stępca dyrektor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depu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ydobycie dolomit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olom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es pracown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orkpl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ydobycie kamienia młyńskiego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es dla listów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zyskuj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ser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ddział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bran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stępc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depu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erownik chemik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kcja portland cement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ceprezes Rad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 president</text:p>
          </table:table-cell>
          <table:table-cell office:value-type="string" calcext:value-type="string">
            <text:p>depu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zedstawiciel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epresentat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zes Komitetu Nadzorczego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 presid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kcja w pierwszych 8 miesiącach 1909 r.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8 mont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rezentant w Warszawi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epresentat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enipotent generaln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epresentat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ministrato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dobycie kamienia szosowego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łnomocnik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epresentat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dobycie ochr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oc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erownik buchalte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account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rzynka pocztow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lny reprezentan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epresentat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dca Dyrekcji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złonek Komitetu Nadzorczego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oddział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ran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cjalność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special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pitał zakładowy całego Towarzystw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h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ydobycie wapn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i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yprodukowano surowc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łówny inżynie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rektor i kierownik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rektor w fabryc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pitał akcyjny rubli (wszystkich kopalń należących do Towarzystwa)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<text:a xlink:href="mailto:share@rubel" xlink:type="simple">share@rubel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kcj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dobycie kamienia wapiennego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imes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fon magazyn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ware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erownik mechanik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kantoru i skład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ntrole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produkowano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produ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es zarządu i skład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złonek Dyrekcji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warsztatów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orkpl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zef biur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erownik warsztatów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erownik w fabryc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kretarz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rektor w Warszawi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lny przedstawiciel towarzystw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epresentat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łówny buchalte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account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chmistrz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account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erownik oddziału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pitał zapasow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reser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erownik i buchalte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łaściciel zakładu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own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pitał rezerwowy na 01.01.1909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reser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ydobycie kamienia szlifierskiego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es Rady Zarządzającej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erownik działu meblowego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efon biura sprzedaż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łówny plenipoten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epresentat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oddziału warszawskiego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ran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fon fili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bran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rektor zarządzający i kierownik techniczn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ksploatuj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obycie ogniotrwałego piaskowc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ands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rektor administracyjn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ład w Warszawi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e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kład hurtow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e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es kantoru i zarząd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ydobycie wapieni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imes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erownik w Warszawi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zentant generaln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epresentat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zentant na Królestwo Polski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epresentat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rektor techniczny i handlow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 Towarzystwa należą kopalni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ropert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ział techniczn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constr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zef wydziału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lepy własn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bran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dowa i urządzeni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constr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es sklep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sh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widend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divide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dobycie galman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zin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ydobycie rudy galman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zinc o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wiadowca kopalni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rektor w Rydz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zentant w Petersburgu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epresentat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kcja wapn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i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rektor w Hamburgu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rządzający w Warszawi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zes rady zarządzającej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 presid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pitał rezerwowy na 01.01.1910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reser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fon ekspedycj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bran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es zarządu na Królestwo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zef biura technicznego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biura warszawskiego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iwist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archiv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miodosytn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orkpl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es głównego zarząd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graf biura sprzedaż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elegraph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ydobycie kwarc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quart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czelnik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biura sprzedaż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es ekspedycj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ran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er rachunku przekazowego w Banku Państwa w Częstochow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owarzyszony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czta i Telegraf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kcja roczna razem z gorzelnią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produkowano cynk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zin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es fabryki i skład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orkpl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ykuły reprezentowan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ff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sjer Główn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treasur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ządzanie i budow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ff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rzyma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uro sprzedaży własn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es młyn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orkpl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pitał gwarancyjn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h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ydobycie kamieni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łożenie fabryk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found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erownik biur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zarządu i biur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uży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zygotowyw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ff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przędzaln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orkpl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ydobycie żwir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rav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ział handlow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mocnik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epresentat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złonek rady zarządzającej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rektor oddziału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erownik laboratorium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pekto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uro sprzedaży i skład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ddział fabryk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orkpl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ydobycie szabr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za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zes rady nadzorczej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 presid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maślarn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orkpl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ybliżony obrót roczn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urno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czelny inżynie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eren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top surowca w 1909 r.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rude ir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mite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łożenie oddział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found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rektor techniczny i administracyjn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fabryki i składu głównego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orkpl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ydobycie sążni wapniak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imestone@sążeń kubicz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ie fabryk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bran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dobycie węgla brunatnego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rown co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rektor zakładów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pitał zasobowy i rezerwow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h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łnomocnik na Królestwo i Cesarstwo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epresentat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uro sprzedaży i oddział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erownik w Sosnowcu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filii warszawskiej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ran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erownik zmianow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erownik w Dąbrowi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pitał zasobowy na 01.12.1909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resour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ydobycie szpatu wapiennego mielonego i w kawałkach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imes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rektor zarządzający i kierownik handlow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łówne biuro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graf fabryk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elegraph</text:p>
          </table:table-cell>
          <table:table-cell office:value-type="string" calcext:value-type="string">
            <text:p>workpl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rezentacja w Petersburg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bran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enipoten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epresentat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uro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mik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zentancj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bran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topiono w r. 1907 surowc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rude ir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rządzający rachunkowością 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account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ministracj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dział Kontroli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łożenie firm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found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erownik filii w Hrubieszowi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rządzający agenturą na Królestwo Polski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dobycie piasku czerwonego dla odlewni stal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ands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erownik biura warszawskiego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dział Kancelari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es biura i skład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erownik handlowy i techniczn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biura sprzedaży i wzorown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erownik techniczny oddziału warszawskiego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składu głównego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e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rekcj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kcja roczna rudy prażonej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rude ir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ndyda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ział Kasy Oszczędnoś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ział Buchalterii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account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składów filialnych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bran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biura Rad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ydobycie piaskowca czerwonego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ands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stępca członka Dyrekcji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depu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złonek stał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efon biur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erownik oddziału w Sosnowcu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pitał zasobowy na 01.01.1909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resour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stępca firm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depu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produkowano surowca i stal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rude ir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łożenie Towarzystw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found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zes Komitetu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 presid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zedstawicie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epresentat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produkowano surowca, żelaza i stal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rude ir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ntor i skład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es biura fabryk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fon biura warszawskiego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erownik handlowy oddziału warszawskiego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erownik filii w Zamościu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 Towarzystwa należą huty żelazn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roperties</text:p>
          </table:table-cell>
          <table:table-cell office:value-type="string" calcext:value-type="string">
            <text:p>iron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erownik inżynier-mechanik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zedstawicielstw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bran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składu w Warszawi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e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erownik filii warszawskiej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entura Towarzystw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epresentat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erownik oddziału drukarni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kurent kasje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reasur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dobycie kamienia piaskowego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ands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ytopiono w r. 1908 surowc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rude ir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kurent buchalte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account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dziel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consulta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mocnik buchalter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accountant</text:p>
          </table:table-cell>
          <table:table-cell office:value-type="string" calcext:value-type="string">
            <text:p>depu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rządzający filią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erownik działu maszyn dla przemysłu tytoniowego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dobycie sążni białego piaskowc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andstone@sążeń kubicz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łożenie młyn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found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rektor techniczny w Opoczni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efon sklep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es zakładów i zarząd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orkpl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es kantoru i pocztow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rządzający piecami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dobycie węgl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lack co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ndusz rezerwow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reser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złonek Komitetu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rektor czynny w fabryc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roby budowlan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constr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es składu i zarząd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e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rezentacja biura elektrycznego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epresentat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zarządu i telegraf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mocnik rachmistrz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account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kcja kamienia wapiennego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imes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ura sprzedaż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es fabryki i składu hurtowego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orkpl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stent dyrektor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depu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czelnik Kancelarii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wiadowca wielkich pieców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rektor na Łódź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eprezes Dyrekcji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 president</text:p>
          </table:table-cell>
          <table:table-cell office:value-type="string" calcext:value-type="string">
            <text:p>depu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rząd, wspólnicy firmowi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troler 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rektor i właściciel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own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kcja roczna piw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e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pitał zakładowy Towarzystw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h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otników w warsztatach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mploy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zef biura zarządu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 presid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ział geologiczn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rektor-kandyda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candid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yroby meblow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furnis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łaścicie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own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łożenie filii warszawskiej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found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ob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furnis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ydobycie piaskowca i kwarcyt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ands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rządzający sprzedażą w Zawierciu, Warszawie i Łodzi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erownik oddziału tkalni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wiadowca odlewni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ministrator i reprezentan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epresentat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 płuczce kopalnianej otrzymano w r. 1907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ron o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ceprezes rady zarządzającej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 president</text:p>
          </table:table-cell>
          <table:table-cell office:value-type="string" calcext:value-type="string">
            <text:p>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zierżawca i kierownik techniczn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uro sprzedaży w Warszawi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łówny Agen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epresentat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erownik warsztatów mechanicznych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 zakładu pomologicznego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orkpl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erownik laboratorium analitycznego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oddziału administracyjnego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dobycie sążni dolomitu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olomit@sążeń kubicz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rządzający Oddział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biura budowy maszy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kantoru i składu fabryczn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łączny reprezent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działu cukrownicz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zef buchalter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i właścici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artystycz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top w 1909 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działu techniczn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widenda za 19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ndydat na członka rady zarządzając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tkalni i przędzal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chalter zarzą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egat w Dąbrow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warsztatam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da Zarządzają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łożenie fabryki w Berli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oddziału przędzal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twarz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zedaż piwa rocz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magazynu i kantor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zedaż w Kijow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le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ział Magazyn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kretarz Komitetu Nadzorcz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wydziału tech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lny reprezentant w Warszaw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zes Dyrekcji Główn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 i właścici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czynny w radz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techniczny i zarządzający w fabry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łożenie fabryki w Łod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sowanie Listów Zastawny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kcja roczna masła funtó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ział Kasy Pocztow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sobowy na 01.11.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jektuj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obrot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ząrządzają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amortyzacyj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kurent (łączni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tkalni, apretury i farbiar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wydziału biel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ział Sąd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handlowy i prokur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wow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czelnik Wydziału Buchalter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min płatności kuponó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biura konstrukcyjn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wydziału przędzal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fabryk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ezentant na Królestwo Polskie i Rosj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 kantoru i skła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zef kas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fabryki w Warszaw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obycie kamienia budowlanego rocz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gwarancyjny w Rosji na 14.10.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a lokowanych kapitałów na 01.01.19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l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zarządzający i współwłaścici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złonek stały, starszy buchal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cni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filii w Warszaw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ział Kas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wydziału gazownie i elekt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ługi_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dział w Warszaw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graf rady zarzą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widenda za rok ostat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warzystwo zapewnia stowarzyszony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Zakładów Gazowych w Warszaw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spólnik komandyt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udziałowy wpłaco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stępca właścicie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rezerwowy na 01.10.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pożyczo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biura techniczn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ział Archiw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nt w Warszaw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drukarni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zed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czelny Buchal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kurent oddziału miejski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otników w r. 19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uro sprzedaży węg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stępst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cnik inspekt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wó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a prem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mleczar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wydziału kup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edziba rady zarządzając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ział Rachunków bieżący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sobowy na 01.01.19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obe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wiadujący zakład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warszta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ział Pożyczek pod zasta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wydziału tkal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mitet Nadzorcz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rafi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spólnik odpowiedzial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rezerwowy na 01.12.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 w Augsburg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ział Kasy Ogóln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stępca szefa bi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ysk do podziału za 1908 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cnik referen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Łódzką Agentur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łniący obowiązki sekretarz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części mechaniczn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dusz w ruchomości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aw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dusz w nieruchomości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er rachunku przekazowego w Banku Państwa w Łod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wiadowca zakła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magazynu wyrobów gumowy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na Dyrekcj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zedstawicielstwa artykułów dla przemysłu i rolnict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mitet dyskontowy, obywatele mias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łówny Inspek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tkalni i apretu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rezerwowy na 01.01.19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instytut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 zarządu i skła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kurent wspól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kantoru i magazyn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klar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ezentant w Moskw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 płuczce kopalnianej otrzymano w 1909 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kurent (kolektywnie po dwóc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rezerwowy na 14.01.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wicedyrek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skład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stawa hurto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litografi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wykończal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bi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ział Zarządu loteryjn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 obiegu listów zastawnych 5% pozostaj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cnik zarządzając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zef biura hadlow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akcyjny i rezerw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min losowania Listów Zastawny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mitet dyskontowy, kontroler Bank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kcja w przybliżeniu rudy prażon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wydziału kolorys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otników w zakład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produkowano w r. 19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zy dysponen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biura rysunkow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gwarancyjny złożony w Banku Państ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cnik dyrekt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graf dyrekcj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spólnik firm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żynier zarządzają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wiadowca technicz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e-sig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lny dyrektor fabryk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łnomocnik dób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cnicy szefó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odlew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cnicy referen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kurent samodziel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chalter głów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ne biuro sprzedaż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ład do przyjmowania ładunków transportowy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kurent oddziału łódzki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rtownia, siarkownia i prasownia chmiel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ministrator i plenipot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tykuły sprzedaż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wydziału budow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wiadowca tartak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sobowy na 01.01.19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mitet Kasy - Ciż sami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ział Dyskont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gospodar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zedstawiciel na Warszaw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cedyrektor i główny inżyni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lia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i kierownik handl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dział instalacj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Zarzą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min Zebrań Ogólny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lny plenipotent i administr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ział Przekazó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rocentowanie lok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handl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biura w Łod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 płuczce mechanicznej otrzyma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filią w Warszaw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ład towarowy do przechowywania ładunkó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kretarz zarzą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ział Kasy Depozytow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ncelarie Taksatorów ubezpiecze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łniący obowiązki zarządzającego wydział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sokość bonusów czyli zwrotó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zorow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kcja w pierwszych 8 miesiącach roku 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dla korespondencj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sobowy i rezerwowy na 01.01.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Warszawskim Oddział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dca prawny Towarzyst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działem handlowy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kcj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zef Sekcji Odszkodowa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i buchal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składu i kantor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rocentowanie pożycz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lia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ak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lny Reprezentant na m. Łódź i gubernie Piotrkowską i Kalisk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ział Kasy Wymia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 oddział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 w Łod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tech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Generalną Agenturą na Królestwo Polsk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łówny reprezentant na Królestw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wydziału sprzedaż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wydziału administracj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sadnicz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obycie kamienia wapiennego i szabr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zef biura i główny buchal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zarządu głównego skła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administracyj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pektor jat Generalny na Królestwo i kraj Północno-zachodni - Inspektor General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dział wykonuj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nt handl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Oddziałem w Warszaw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adzają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ład towar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wadzący oddział maszy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lia w Łod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ch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cnik zawiadow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łascicie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zecerni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dla listów poleconych i przesył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oddziału łódzki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es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graf dla oddziałó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er rachunku przekazowego w Kasie powiatowej w Będzi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stępca prezesa Dyrekcj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kurent-kasj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kcja w roku 1908 wytopio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gazyny tranzytowe zarządzają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pocztowy i teleg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 zamiejsk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brót z Cesarstw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ład towarów wysortowany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wydziału hipotecznego i przemysłow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obycie w 1907 r. węgla kamienn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topiono w 1907 r. surowca i st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ezentant na Łód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Agentu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d/roót/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zedst. Redy Żarz. Towarzyst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ezentant odpowied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zarządu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pektor Starsz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staf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filj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Rae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łaściciel fabryk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uro sprzedaży na Warszaw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kurent-korespond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aj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ezentant na artykuły technicz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działu elektrotechniczn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czelnik Wydziału Sprawdzania Listów Zastawnych i kuponó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zef wydziału buchalter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kcja węgla kamiennego w r. 1908/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kcja roczna funtów masł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fabrykacj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cy oddziałó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zy w zarządz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życzek wydano nominalnie do 01.07.1909 rok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złonek zarządzający Rachunkowości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zef biura handlowego i główny buchal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lep włas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Agentur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zes Stowarzysz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lja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ład głów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kcja rb. portland cement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złonek zaproszony obywatel z gub. płocki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lny inspek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zedstawiciel w Łod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wicedyrektor i mecha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działu specjalnie piwowarski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 w Petersburg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czelnik Kancelarii Komitet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łówny reprezent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Ww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łączny sprzedawca na Warszaw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chnik działu „Tosi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 dyrektora techniczn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cnicy Rachmistrz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cy filii Warszawski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zarządządzają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ano pożyczek od dnia 1 1 1910 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zarządu i kierownik technicz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zedstawiciel na Królestw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 tkalni, apretury i farbiar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acowników biurowy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lna Agentura na Królestw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kcja w 19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pocztowy dla listó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, szef biura handlowego i główny buchal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iatłodrukar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lni reprezentanci na Królestwo Polsk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dział biura i skła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c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łożenie stowarzysz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romolitografj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 w Dąbrow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spół, odpow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ezentacj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 sprzedaż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zy w fabry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szawa-Praga, Śliwicka 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Radomską Agentur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warszawskim oddział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topiono w 1908 r. surow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otników w 1909 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zy czynni w radz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rezerwowy na 01.09.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 warsztsztató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pasowy na 01.11.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rezerwowy, na UNII 1910 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zecernią i drukarni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oddział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szawa, Kopernika 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nt głów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-kierownik bi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er rachunku przekazowego w Kasie Powiatowej Rawski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łnomocnik zarzą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udziałowy na 1/X 19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sobowy na 01.10.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produkowano w 1909 r. kor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czelnik Wydziału Sprawdzania Listów Zastawnych i Kuponó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farbiarni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widenda za 1910 od akcj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akcyjny Towarzyst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obycie sążni kubicznychkamienia budowlan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wydziałem techniczny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techicz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oddziałem instalacj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zukiwanie minerałó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łożenie towarzystwa akcyjn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zef warsztató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 Zarząd i rachunkowoś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chnikó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tory parow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f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kcja roczna papier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Agenturą w Warszaw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 Biuro i magazy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 d. 13.11.1910 było w obiegu Listów Zastawny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cnicy dyrekt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Pf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uro zarządu i skła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ukar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łaściciel firm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pasowy i rezerw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ysk za operacyjny rok 1908/9 od 30.06.1908 do 30.06.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ano pożyczek do dnia 14.01.19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ektor na Łód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dca Komitet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stępca głównego inspekt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obycie szpatu wapienn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telegraf zarzą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biur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ezentuje fabryki maszy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graf dla centr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sekretar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złonek zaproszony obywatel z gub. radomski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ładze Towarzyst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f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kcja w pierwszych 8 miesiącach 1909 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ów Zastawnych Towarzystwa w obiegu 5% na 01.04.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ezentacje w Łod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zierżawca i zarządzają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kurent buchalter głów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otników w 1908 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fabr. i kantor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spół. fi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ny Siedziba zarzą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łożenie fabryki w Kalisz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lny przedstawiciel Towarzyst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ział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wydz. Insp. drób, k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działy miejsk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techniczny i zarządzają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uro sprz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wydziału rolnego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ział drzew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top, surowca w 1910 r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ział Kasy Kuponó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ezentant fabry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zybliżona roczna produkcj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łówny buchalter i naczelnik bi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ładze towarzyst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ład przyrządów do pracowni chemicznych i bakterjologiczny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palono w 1909 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zarząd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 1909 r. przy pobor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sobowy na 14.01.19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łożenie stacj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szy Inspek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wpłacony w d. 1.01.19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 roku finansowym od 1 X 1909 r. do 1 X 1910 r. udzielono pożyczek na sum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er rachunku przekazowego w kasie pow. Rawski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kcja w pierwszych 8 miesiącach r. 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oddziałem instalacyjny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kcja roczna krochmal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cnicy referenta I-go stop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sobowy na 14.12.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fabrryk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działu fabryczn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działu konstrukcyjn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pocztowy fabryk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rezerwowy na 01.11.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rządzenia kąpielow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handlowy i szef bi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ezentant nu Warszaw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j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pektor jat Generalny na Królestwo i kraj Północno-zachod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łożenie Oddziału Łódzk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 - współwłaścicie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dysp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fabrycz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zef buehalterj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kasent-sprzedaw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zef buchaltery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er rachunku przekazowego w Kasie Powiatowej w Kut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dział głów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ów Zastawnych w obiegu w d. 1.11.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ezentacja w Łod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składu w Łod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sow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zarządzający Towarzyst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zarządzający towarzyst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działu ogólnie fermentacyjnego i specjalnie gorzelnicz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obycie w 1909 r. so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chemik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obycie st. b. piaskow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 oddział fabryki wód mineralny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 obiegu Listów Zastawnych pozostaj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widenda za 19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er rachunku przekazowego w Kasie Pow. Łowicki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 obiegu Listów Zastawnych pozostaj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kcja w 1910 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robót lakierniczo-malarski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rocentowanie od listów zastawny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w Tomaszow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działu mechaniczn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główny buchal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ma jest filją Domu Centraln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obycie węgla rocz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Rady zarzą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obycie glinki kolorow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ezentanci w Petersburg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cnicy buchalte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Oddziałem w Łod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cnik naczelnik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 oddział farmaceutycz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er rachunku przekazowego w kasie pow. w Kut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czelnik kancelarii Dyrekcji Główn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otników w roku 19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wiadowca oddział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zedstawicielstwo na Królestwo Polsk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łady dom włas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edyna specjalnoś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ział przedstawicielst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jalnoś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, członek zarzą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łówna reprezentacj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sobowy na 01.04.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enipotent w Warszaw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dział instalacji wykony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zarządzający i handl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kcja roczna cegły ręcznej i maszynow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kurent II oddzia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łaściciele firmowi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rzygotowy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y zastawne w obiegu na 01.11.19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pektor młodsz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zy tech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zybliż. obrót rocz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i dzierżaw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dzielono pożyczek w roku finansowym od 1.10.1908 do 1.10.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obycie: kamień i szpat wapienny, marmur, glinka ogniotrwała i ruda żelazna raz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łścici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a lokowanych kapitałów na 1/1 1911 r. Dokona Wszelkie operacje bankow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dla depes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łożenie Oddziału Warszawski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sobowy na 01.12.1909 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cedyrektor i mecha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zedstawiciel na Kraj Nadbałtyck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sobowy i rezerwowy na 1–1 1909 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kopal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spółpracownikó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działem ekspedycyjnym przy komorze celnej w Warszaw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zybliżony obró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browar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 w Warszaw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 kantoru i zarzą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 płuczce kopalnianej otrzymano w r. 19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ziennikar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złonek zaproszony obywatel z gub. łomżyński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arb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ezentant firm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fabryki chemiczn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łaściciel i dyrek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łożenie w Kalisz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produkowano w 1908 r. surow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łożenie Agentu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kcja w 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kcja w roku 1908 wytopiono cynk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ezentant na Król. Polskie prócz Łod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/md. w 1909 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wiadowcy oddziałó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sobowy na 01.12.19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robót artystyczny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wpłacony w d. 1.12.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er rachunku przekazowego w Kasie pow. Łowicki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kurent firm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 Zarzą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zedstawiciel Rady Zarządzając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sobowy na 21.12.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sobowy na 14.12.1909 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odpowiedzialny Towarzyst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chunek przekazowy w Banku Państ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agen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administracyjny i technicz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zarząd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a lokowanych kapitałów na 01.09.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ew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obycie gips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złonek mianowany przez gubernat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fabryk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kurent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fabrykacj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pocztowy dla posyłek i przekazów pieniężny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łaściciel i zarządzają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zierżawca i prowadzą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zerwy spe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ład osobisty każdej z 10 Dyrekcji Szczegółowy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zerób roczny korcy jęczm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biura sosnowiecki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kurent kasjer głów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zarządzający dla Królestwa Polski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kcja korcy wapna na dobę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ów zastawnych w obiegu na 01.07.1909 rok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właścicie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Oddziałem w Kalisz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kładowy Towarzystwa Akcyjn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kurent, dyrek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ezentacje fabry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stępcy dyrektoró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zarządu i fabryk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Ich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czkowski. sft bi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rezerwowy na 01.10.19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handlowy i administracyj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widenda od udział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sobowy na 01.10.19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ład towaró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złonek zaproszony obywatel z gub. lubelski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i Współwłaścici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ezentant na Król. Pol., wyłączając gub. Piotrkowską i Litw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złonek zaproszony obywatel z gub. suwalski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kur, na odd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współ, firm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zarządu i telegraficz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tkalni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obycie glinki biał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kładowy oddziału warszawski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kasj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działu geologiczn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łówny skł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ezęntacj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er rachunku przekazowego w Banku Państwa w Warszaw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spólnik do oddziału tech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kcja sztu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dres kantor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wzorow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ministrator dób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zarządu główn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wydziałem Inspekcji drobnego kredyt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szaw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a lokowanych kapitałów na d. l-IN 1910 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 walcow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 preze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egat Rady do Zarzą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topiono w 1909 r. surow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twóczość w pierwszych 8 mieś. 1909 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stępca na Królestwo Polsk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gorzelni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i Kasj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kurent w Centr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edziba zarządu i ra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zedaż w Warszawi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ział Kasy kuponó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i Współwłaścici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ział Operacji Kas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 biura tech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i dzierżaw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wpłacony na 01.10.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nceliś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życzek wydano nominalnie do 31.12.19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cja kolejo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rocentowanie listów zastawny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 założ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kcja w r. 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sobowy na 01.04.19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ezentant Odd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prezent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ktroliz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er rachunku przekazowego w Kasie Powiatowej w Będzi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respond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lna Agent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ezentan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kurent I oddział miejsk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zedaż hurtowa i detalicz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sjerka zarzą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łączni przedstawiciele na Królestw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zakładów elektrochemiczny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brót za rok 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kopalniam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ntu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w Hrubieszow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kretarz Ra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odlew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ący w Warszaw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 biura sprzedaży i wzorow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nstrukcje żelaz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ział Operacji kas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graf Dyrekcj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kony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lny dyrek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lny Inspek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łnomocnikna Królestwo i Cesarstw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pełnomocniony zarządzający oddział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składó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, Szef biura handlowego i główny buchalter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ó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zedstawiciel na gubernie piotrkowską i kalisk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gazyni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er rachunku przekazowego w Banku Polski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pasowy na 01.09.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zef kantor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działu elektrotechniczn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zy technicz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ano pożyczek do 14.12.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widenda za 1908 czystego zysk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ja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ezentant na Warszaw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żynier wydziału mechaniczn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ezentacja w Lod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ntura na Rosj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y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obycie: Kamień i szpat wapienny, marmur, glinka ogniotrwała i ruda żelazna raz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ry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n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jektuj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składó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zeciętny obrót dzienny ze wszystkich operacji za r. 19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cy handlow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łożenie papier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cpre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dca dyrekcj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tawa Towarzystwa zatwierdzo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wpłacony na 01.01.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lny reprezentant na m. Łódź i gub. Piotrk. i Kalisk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obycie w 1909 r. kub. s. 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kurent i kierownik tech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kcja w pierwszych 8 miesiącach 1909 rok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ział cyzelersk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y zastawne w obieg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gazyny tranzytow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ja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działu ekspedycji przy komorze warszawski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otników w czasie obrywa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biura technicz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ndydat na dyrekt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fd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cedyrektor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ów Zastawnych Towarzystwa w obiegu 5% na 01.04.19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skła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działu ch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produkowano w r. 1907 surow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produkowano w 1909 r. surow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ład przyborów do pracowni chemicznych i bakteriologiczny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łaściciel i dyrektor technicz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cnik naczelnika kancelar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drukar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tograf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wydziału leśn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złonek zaproszony obywatel z gub. Warszawski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ministrator i współwłaścici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er rachunku przekazowego w Ranku Państwa w Warszaw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wydziału bankow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łny dyrektor fabryk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odlewni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graf Rady zarzą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brót kasowy na dzień 9 X 1909 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 płuczce kopalnianej otrzymano w r. 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zedstawiciel na Rosję i Królestw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otników w sezonie robót w pol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pasowy na 01.09.19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er rachunku przekazowego w Kasie Gubernialnej Suwalski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topiono w 1908 r. pudy surowca i stali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ezentant na Królestw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 łódzk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łodszy inspek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żynier wydziału mech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topiono w 1907 r. surow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uro technicz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zedstawiciel na okręg fabryczny Łódzki oraz gub. piotrkowską i kalisk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zakła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zedstawiciele Towarzyst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złonek zaproszony obywatel z gub. siedlecki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a lokowanych kapitałów w 1908 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stępca dyrektora zarządzając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laboratorj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tykuły technicz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kcja roczna korcy zboż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er rachunku przekazowego w Kasie Gubernjalnej Suwalski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 biura i skła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świetle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kierownik bi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sobowy i rezerwowy na 1–1 1911 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brót roczny przybliżony oddziału warszawski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ład meb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zarządzający i hnd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sobowy i rezerwowy na 30.09.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żynier działu „Tosi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zef wydziału korespondencj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graf zakła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j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 zarządu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udziałowy na 01.11.1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oddzziału w Sosnowc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główny maj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rządz. i bu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administracj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alacje elektrycz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techniczny i hand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gwarantowa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ład poza Warszaw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produkowano w r. 19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zedstawiciel Oddział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w Łod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stawa na Królestwo i Cesarstw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lja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złonek Rady dyrektor delegowa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ład detalicz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łówny ki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f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obycie piaskowca ogniotrwał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handlowy, administr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handlowy w fabry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a lakowanych kapitałó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 fabryki i skła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pekcja i odbiór maszy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pasowy na 01.12.19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zisrżam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ezentant generalny i biuro sprzedaż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fab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i kierownik techniczny i handl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ezentacja biura elektrotechniczn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ysk za operacyjny rok 1908/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er rachunku przekazowego u Zamojskiej kasie powiatow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rządz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ład osobis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udziałowy zadeklarowa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działu handlow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zef kancelar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zarządzając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kcj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ład administracj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czelnik Sekcji Kontroli Ogóln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ział ceramik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rezerwowy i amortyzacyj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złonek zarządu, wspólnicy firmow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rzający działem handlowy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obycie w 1909 r. szpat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łożyciel Towarzyst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s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ądzający litogrrafi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zasobowy na 31.12.19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Towarzyst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centr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yst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hu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zed, w Kijow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 składu główn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wiadowca hufnalar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ezentant na Łódź i okol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gorzel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łówni Reprezenatan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fon przędzal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zarządu dla Królestwa Polski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zef wydziału handlow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otników w Mijaczow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cnik Naczelnik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władz Towarzyst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ownik w Zamości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łożenie fabryki „Maoku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udziałowy na 01.01.1911 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rezerwowy na 01.12.19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czelnik biura i buchal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łówne reprezentacje na Królestw. Polsk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dobycie gliny biał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ntury głów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er rachunku przekazowego w Zamojskiej kasie powiatow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es zarządu i biura sprzedaż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pitał wpłacony na 01.01.19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ład hurtowy wyrobów lnianych i pończoszniczy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. za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brót za rok 19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otników w sezo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rektor oddziału w Warszaw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zedstawiciel Rady Zarządzającej Towarzystwa</text:p>
          </table:table-cell>
          <table:table-cell table:number-columns-repeated="1023"/>
        </table:table-row>
        <table:table-row table:style-name="ro1" table:number-rows-repeated="1047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rections" table:style-name="ta2">
        <office:forms form:automatic-focus="false" form:apply-design-mode="false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15" table:default-cell-style-name="Default"/>
        <table:table-column table:style-name="co5" table:default-cell-style-name="ce2"/>
        <table:table-row table:style-name="ro1">
          <table:table-cell table:style-name="ce3" office:value-type="string" calcext:value-type="string">
            <text:p>property_id</text:p>
          </table:table-cell>
          <table:table-cell table:style-name="ce3" office:value-type="string" calcext:value-type="string">
            <text:p>record_id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confirm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1.974.11</text:p>
          </table:table-cell>
          <table:table-cell office:value-type="string" calcext:value-type="string">
            <text:p>f.1.974.1</text:p>
          </table:table-cell>
          <table:table-cell office:value-type="string" calcext:value-type="string">
            <text:p>Produkcja rocz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ement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pud</text:p>
          </table:table-cell>
          <table:table-cell table:style-name="ce7" table:formula="of:=FALSE()" office:value-type="boolean" office:boolean-value="false" calcext:value-type="boolean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1.1906.5</text:p>
          </table:table-cell>
          <table:table-cell office:value-type="string" calcext:value-type="string">
            <text:p>f.1.1906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soba</text:p>
          </table:table-cell>
          <table:table-cell table:style-name="ce7" table:formula="of:=FALSE()" office:value-type="boolean" office:boolean-value="false" calcext:value-type="boolean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1.2621.9</text:p>
          </table:table-cell>
          <table:table-cell office:value-type="string" calcext:value-type="string">
            <text:p>f.1.2621.1</text:p>
          </table:table-cell>
          <table:table-cell office:value-type="string" calcext:value-type="string">
            <text:p>Produkcja rocz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aper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pud</text:p>
          </table:table-cell>
          <table:table-cell table:style-name="ce7" table:formula="of:=FALSE()" office:value-type="boolean" office:boolean-value="false" calcext:value-type="boolean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2.9.8</text:p>
          </table:table-cell>
          <table:table-cell office:value-type="string" calcext:value-type="string">
            <text:p>f.2.9.1</text:p>
          </table:table-cell>
          <table:table-cell office:value-type="string" calcext:value-type="string">
            <text:p>Wydobyci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one, limestone, clay, iron ore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pud</text:p>
          </table:table-cell>
          <table:table-cell table:style-name="ce7" table:formula="of:=FALSE()" office:value-type="boolean" office:boolean-value="false" calcext:value-type="boolean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2.233.6</text:p>
          </table:table-cell>
          <table:table-cell office:value-type="string" calcext:value-type="string">
            <text:p>f.2.233.1</text:p>
          </table:table-cell>
          <table:table-cell office:value-type="string" calcext:value-type="string">
            <text:p>Wydobyci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ron ore</text:p>
          </table:table-cell>
          <table:table-cell office:value-type="float" office:value="910000" calcext:value-type="float">
            <text:p>910000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2.245.4</text:p>
          </table:table-cell>
          <table:table-cell office:value-type="string" calcext:value-type="string">
            <text:p>f.2.245.1</text:p>
          </table:table-cell>
          <table:table-cell office:value-type="string" calcext:value-type="string">
            <text:p>Wydobyci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ron ore</text:p>
          </table:table-cell>
          <table:table-cell office:value-type="float" office:value="510000" calcext:value-type="float">
            <text:p>510000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2.318.10</text:p>
          </table:table-cell>
          <table:table-cell office:value-type="string" calcext:value-type="string">
            <text:p>f.2.318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2.1120.7</text:p>
          </table:table-cell>
          <table:table-cell office:value-type="string" calcext:value-type="string">
            <text:p>f.2.1120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2.2194.7</text:p>
          </table:table-cell>
          <table:table-cell office:value-type="string" calcext:value-type="string">
            <text:p>f.2.2194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2.2266.4</text:p>
          </table:table-cell>
          <table:table-cell office:value-type="string" calcext:value-type="string">
            <text:p>f.2.2266.1</text:p>
          </table:table-cell>
          <table:table-cell office:value-type="string" calcext:value-type="string">
            <text:p>Produkcja rocz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utter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funt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2.2364.4</text:p>
          </table:table-cell>
          <table:table-cell office:value-type="string" calcext:value-type="string">
            <text:p>f.2.2364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string" calcext:value-type="string">
            <text:p>w każdym po 1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2.3079.16</text:p>
          </table:table-cell>
          <table:table-cell office:value-type="string" calcext:value-type="string">
            <text:p>f.2.3079.1</text:p>
          </table:table-cell>
          <table:table-cell office:value-type="string" calcext:value-type="string">
            <text:p>Produkcja rocz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aper</text:p>
          </table:table-cell>
          <table:table-cell office:value-type="float" office:value="116583" calcext:value-type="float">
            <text:p>116583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3.9.9</text:p>
          </table:table-cell>
          <table:table-cell office:value-type="string" calcext:value-type="string">
            <text:p>f.3.9.1</text:p>
          </table:table-cell>
          <table:table-cell office:value-type="string" calcext:value-type="string">
            <text:p>Wydobyci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one, limestone, clay, iron ore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pud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3.104.5</text:p>
          </table:table-cell>
          <table:table-cell office:value-type="string" calcext:value-type="string">
            <text:p>f.3.104.1</text:p>
          </table:table-cell>
          <table:table-cell office:value-type="string" calcext:value-type="string">
            <text:p>Wydobyci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imes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ążeń kubiczny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3.105.5</text:p>
          </table:table-cell>
          <table:table-cell office:value-type="string" calcext:value-type="string">
            <text:p>f.3.105.1</text:p>
          </table:table-cell>
          <table:table-cell office:value-type="string" calcext:value-type="string">
            <text:p>Wydobyci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ążeń kubiczny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3.1221.7</text:p>
          </table:table-cell>
          <table:table-cell office:value-type="string" calcext:value-type="string">
            <text:p>f.3.1221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3.2552.7</text:p>
          </table:table-cell>
          <table:table-cell office:value-type="string" calcext:value-type="string">
            <text:p>f.3.2552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3.2630.4</text:p>
          </table:table-cell>
          <table:table-cell office:value-type="string" calcext:value-type="string">
            <text:p>f.3.2630.1</text:p>
          </table:table-cell>
          <table:table-cell office:value-type="string" calcext:value-type="string">
            <text:p>Produkcja rocz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utter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funt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3.2729.4</text:p>
          </table:table-cell>
          <table:table-cell office:value-type="string" calcext:value-type="string">
            <text:p>f.3.2729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string" calcext:value-type="string">
            <text:p>w każdym po 1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3.3504.16</text:p>
          </table:table-cell>
          <table:table-cell office:value-type="string" calcext:value-type="string">
            <text:p>f.3.3504.1</text:p>
          </table:table-cell>
          <table:table-cell office:value-type="string" calcext:value-type="string">
            <text:p>Produkcja rocz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aper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4.9.8</text:p>
          </table:table-cell>
          <table:table-cell office:value-type="string" calcext:value-type="string">
            <text:p>f.4.9.1</text:p>
          </table:table-cell>
          <table:table-cell office:value-type="string" calcext:value-type="string">
            <text:p>Wydobyci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one, limestone, clay, iron ore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pud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4.34.6</text:p>
          </table:table-cell>
          <table:table-cell office:value-type="string" calcext:value-type="string">
            <text:p>f.4.34.1</text:p>
          </table:table-cell>
          <table:table-cell office:value-type="string" calcext:value-type="string">
            <text:p>Produkcja rocz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one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sążeń kubiczny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4.105.6</text:p>
          </table:table-cell>
          <table:table-cell office:value-type="string" calcext:value-type="string">
            <text:p>f.4.105.1</text:p>
          </table:table-cell>
          <table:table-cell office:value-type="string" calcext:value-type="string">
            <text:p>Wydobyci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imes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ążeń kubiczny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4.107.6</text:p>
          </table:table-cell>
          <table:table-cell office:value-type="string" calcext:value-type="string">
            <text:p>f.4.107.1</text:p>
          </table:table-cell>
          <table:table-cell office:value-type="string" calcext:value-type="string">
            <text:p>Wydobyci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ążeń kubiczny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4.212.18</text:p>
          </table:table-cell>
          <table:table-cell office:value-type="string" calcext:value-type="string">
            <text:p>f.4.212.1</text:p>
          </table:table-cell>
          <table:table-cell office:value-type="string" calcext:value-type="string">
            <text:p>Wydobyci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lack coal</text:p>
          </table:table-cell>
          <table:table-cell table:style-name="ce6" office:value-type="float" office:value="5061792" calcext:value-type="float">
            <text:p>5061792</text:p>
          </table:table-cell>
          <table:table-cell office:value-type="string" calcext:value-type="string">
            <text:p>kg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4.1185.7</text:p>
          </table:table-cell>
          <table:table-cell office:value-type="string" calcext:value-type="string">
            <text:p>f.4.1185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4.2368.7</text:p>
          </table:table-cell>
          <table:table-cell office:value-type="string" calcext:value-type="string">
            <text:p>f.4.2368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4.2554.4</text:p>
          </table:table-cell>
          <table:table-cell office:value-type="string" calcext:value-type="string">
            <text:p>f.4.2554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string" calcext:value-type="string">
            <text:p>w każdym po 1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9.8</text:p>
          </table:table-cell>
          <table:table-cell office:value-type="string" calcext:value-type="string">
            <text:p>f.5.9.1</text:p>
          </table:table-cell>
          <table:table-cell office:value-type="string" calcext:value-type="string">
            <text:p>Wydobyci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one, limestone, clay, iron ore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pud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34.6</text:p>
          </table:table-cell>
          <table:table-cell office:value-type="string" calcext:value-type="string">
            <text:p>f.5.34.1</text:p>
          </table:table-cell>
          <table:table-cell office:value-type="string" calcext:value-type="string">
            <text:p>Produkcja rocz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one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sążeń kubiczny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105.6</text:p>
          </table:table-cell>
          <table:table-cell office:value-type="string" calcext:value-type="string">
            <text:p>f.5.105.1</text:p>
          </table:table-cell>
          <table:table-cell office:value-type="string" calcext:value-type="string">
            <text:p>Wydobyci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imes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ążeń kubiczny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107.6</text:p>
          </table:table-cell>
          <table:table-cell office:value-type="string" calcext:value-type="string">
            <text:p>f.5.107.1</text:p>
          </table:table-cell>
          <table:table-cell office:value-type="string" calcext:value-type="string">
            <text:p>Wydobyci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ążeń kubiczny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10.6</text:p>
          </table:table-cell>
          <table:table-cell office:value-type="string" calcext:value-type="string">
            <text:p>f.5.210.1</text:p>
          </table:table-cell>
          <table:table-cell office:value-type="string" calcext:value-type="string">
            <text:p>Produkcja w r. 190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lack coal</text:p>
          </table:table-cell>
          <table:table-cell office:value-type="float" office:value="238601" calcext:value-type="float">
            <text:p>238601</text:p>
          </table:table-cell>
          <table:table-cell office:value-type="string" calcext:value-type="string">
            <text:p>centnar metryczny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32.5</text:p>
          </table:table-cell>
          <table:table-cell office:value-type="string" calcext:value-type="string">
            <text:p>f.5.232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32.8</text:p>
          </table:table-cell>
          <table:table-cell office:value-type="string" calcext:value-type="string">
            <text:p>f.5.232.1</text:p>
          </table:table-cell>
          <table:table-cell office:value-type="string" calcext:value-type="string">
            <text:p>Produkcja w r. 190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alman</text:p>
          </table:table-cell>
          <table:table-cell office:value-type="float" office:value="854707" calcext:value-type="float">
            <text:p>854707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32.9</text:p>
          </table:table-cell>
          <table:table-cell office:value-type="string" calcext:value-type="string">
            <text:p>f.5.232.1</text:p>
          </table:table-cell>
          <table:table-cell office:value-type="string" calcext:value-type="string">
            <text:p>Na płuczce kopalnianej otrzymano w r. 190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alman</text:p>
          </table:table-cell>
          <table:table-cell office:value-type="float" office:value="1082201" calcext:value-type="float">
            <text:p>1082201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33.7</text:p>
          </table:table-cell>
          <table:table-cell office:value-type="string" calcext:value-type="string">
            <text:p>f.5.233.1</text:p>
          </table:table-cell>
          <table:table-cell office:value-type="string" calcext:value-type="string">
            <text:p>Produkcja w r. 190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alman</text:p>
          </table:table-cell>
          <table:table-cell office:value-type="float" office:value="512035" calcext:value-type="float">
            <text:p>512035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33.8</text:p>
          </table:table-cell>
          <table:table-cell office:value-type="string" calcext:value-type="string">
            <text:p>f.5.233.1</text:p>
          </table:table-cell>
          <table:table-cell office:value-type="string" calcext:value-type="string">
            <text:p>Na płuczce kopalnianej otrzymano w r. 190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alman</text:p>
          </table:table-cell>
          <table:table-cell office:value-type="float" office:value="510243" calcext:value-type="float">
            <text:p>510243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34.5</text:p>
          </table:table-cell>
          <table:table-cell office:value-type="string" calcext:value-type="string">
            <text:p>f.5.234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34.8</text:p>
          </table:table-cell>
          <table:table-cell office:value-type="string" calcext:value-type="string">
            <text:p>f.5.234.1</text:p>
          </table:table-cell>
          <table:table-cell office:value-type="string" calcext:value-type="string">
            <text:p>Produkcja w r. 190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alman</text:p>
          </table:table-cell>
          <table:table-cell office:value-type="float" office:value="2512126" calcext:value-type="float">
            <text:p>2512126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34.9</text:p>
          </table:table-cell>
          <table:table-cell office:value-type="string" calcext:value-type="string">
            <text:p>f.5.234.1</text:p>
          </table:table-cell>
          <table:table-cell office:value-type="string" calcext:value-type="string">
            <text:p>Na płuczce kopalnianej otrzymano w r. 190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alman</text:p>
          </table:table-cell>
          <table:table-cell office:value-type="float" office:value="1083840" calcext:value-type="float">
            <text:p>1083840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79.7</text:p>
          </table:table-cell>
          <table:table-cell office:value-type="string" calcext:value-type="string">
            <text:p>f.5.279.1</text:p>
          </table:table-cell>
          <table:table-cell office:value-type="string" calcext:value-type="string">
            <text:p>Produkcja w r. 190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zinc</text:p>
          </table:table-cell>
          <table:table-cell office:value-type="float" office:value="221636" calcext:value-type="float">
            <text:p>221636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80.6</text:p>
          </table:table-cell>
          <table:table-cell office:value-type="string" calcext:value-type="string">
            <text:p>f.5.280.1</text:p>
          </table:table-cell>
          <table:table-cell office:value-type="string" calcext:value-type="string">
            <text:p>Produkcja w r. 190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zinc</text:p>
          </table:table-cell>
          <table:table-cell office:value-type="float" office:value="150980" calcext:value-type="float">
            <text:p>150980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81.7</text:p>
          </table:table-cell>
          <table:table-cell office:value-type="string" calcext:value-type="string">
            <text:p>f.5.281.1</text:p>
          </table:table-cell>
          <table:table-cell office:value-type="string" calcext:value-type="string">
            <text:p>Produkcja w r. 190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zinc</text:p>
          </table:table-cell>
          <table:table-cell office:value-type="float" office:value="259309" calcext:value-type="float">
            <text:p>259309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1207.6</text:p>
          </table:table-cell>
          <table:table-cell office:value-type="string" calcext:value-type="string">
            <text:p>f.5.1207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367.6</text:p>
          </table:table-cell>
          <table:table-cell office:value-type="string" calcext:value-type="string">
            <text:p>f.5.2367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5.2558.4</text:p>
          </table:table-cell>
          <table:table-cell office:value-type="string" calcext:value-type="string">
            <text:p>f.5.2558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string" calcext:value-type="string">
            <text:p>w każdym po 1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6.36.6</text:p>
          </table:table-cell>
          <table:table-cell office:value-type="string" calcext:value-type="string">
            <text:p>f.6.36.1</text:p>
          </table:table-cell>
          <table:table-cell office:value-type="string" calcext:value-type="string">
            <text:p>Produkcja rocz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one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sążeń kubiczny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6.230.8</text:p>
          </table:table-cell>
          <table:table-cell office:value-type="string" calcext:value-type="string">
            <text:p>f.6.230.1</text:p>
          </table:table-cell>
          <table:table-cell office:value-type="string" calcext:value-type="string">
            <text:p>Produkcja w r. 190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lack coal</text:p>
          </table:table-cell>
          <table:table-cell office:value-type="float" office:value="391295" calcext:value-type="float">
            <text:p>391295</text:p>
          </table:table-cell>
          <table:table-cell office:value-type="string" calcext:value-type="string">
            <text:p>centnar metryczny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6.236.7</text:p>
          </table:table-cell>
          <table:table-cell office:value-type="string" calcext:value-type="string">
            <text:p>f.6.236.1</text:p>
          </table:table-cell>
          <table:table-cell office:value-type="string" calcext:value-type="string">
            <text:p>Produkcja w r. 190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lack coal</text:p>
          </table:table-cell>
          <table:table-cell office:value-type="float" office:value="216354" calcext:value-type="float">
            <text:p>216354</text:p>
          </table:table-cell>
          <table:table-cell office:value-type="string" calcext:value-type="string">
            <text:p>centnar metryczny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6.255.8</text:p>
          </table:table-cell>
          <table:table-cell office:value-type="string" calcext:value-type="string">
            <text:p>f.6.255.1</text:p>
          </table:table-cell>
          <table:table-cell office:value-type="string" calcext:value-type="string">
            <text:p>Produkcja w r. 190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alman</text:p>
          </table:table-cell>
          <table:table-cell office:value-type="float" office:value="642127" calcext:value-type="float">
            <text:p>642127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6.257.8</text:p>
          </table:table-cell>
          <table:table-cell office:value-type="string" calcext:value-type="string">
            <text:p>f.6.257.1</text:p>
          </table:table-cell>
          <table:table-cell office:value-type="string" calcext:value-type="string">
            <text:p>Produkcja w r. 190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alman</text:p>
          </table:table-cell>
          <table:table-cell office:value-type="float" office:value="3114319" calcext:value-type="float">
            <text:p>3114319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6.299a.7</text:p>
          </table:table-cell>
          <table:table-cell office:value-type="string" calcext:value-type="string">
            <text:p>f.6.299a.1</text:p>
          </table:table-cell>
          <table:table-cell office:value-type="string" calcext:value-type="string">
            <text:p>Produkcja w r. 190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zinc</text:p>
          </table:table-cell>
          <table:table-cell office:value-type="float" office:value="242693" calcext:value-type="float">
            <text:p>242693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6.1631.6</text:p>
          </table:table-cell>
          <table:table-cell office:value-type="string" calcext:value-type="string">
            <text:p>f.6.1631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6.2653.11</text:p>
          </table:table-cell>
          <table:table-cell office:value-type="string" calcext:value-type="string">
            <text:p>f.6.2653.1</text:p>
          </table:table-cell>
          <table:table-cell office:value-type="string" calcext:value-type="string">
            <text:p>Produkcja roczna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rubel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6.3237.4</text:p>
          </table:table-cell>
          <table:table-cell office:value-type="string" calcext:value-type="string">
            <text:p>f.6.3237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string" calcext:value-type="string">
            <text:p>w każdym po 1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6.5327.11</text:p>
          </table:table-cell>
          <table:table-cell office:value-type="string" calcext:value-type="string">
            <text:p>f.6.5327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7.9.6</text:p>
          </table:table-cell>
          <table:table-cell office:value-type="string" calcext:value-type="string">
            <text:p>f.7.9.1</text:p>
          </table:table-cell>
          <table:table-cell office:value-type="string" calcext:value-type="string">
            <text:p>Wydobycie w 1909 r.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lack coal</text:p>
          </table:table-cell>
          <table:table-cell office:value-type="float" office:value="46.9" calcext:value-type="float">
            <text:p>46,9</text:p>
          </table:table-cell>
          <table:table-cell office:value-type="string" calcext:value-type="string">
            <text:p>sążeń kubiczny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7.200.6</text:p>
          </table:table-cell>
          <table:table-cell office:value-type="string" calcext:value-type="string">
            <text:p>f.7.200.1</text:p>
          </table:table-cell>
          <table:table-cell office:value-type="string" calcext:value-type="string">
            <text:p>Wydobycie w 1909 r.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lay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sążeń kubiczny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7.228.11</text:p>
          </table:table-cell>
          <table:table-cell office:value-type="string" calcext:value-type="string">
            <text:p>f.7.228.1</text:p>
          </table:table-cell>
          <table:table-cell office:value-type="string" calcext:value-type="string">
            <text:p>Produkcja w 1909 r.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lack coal</text:p>
          </table:table-cell>
          <table:table-cell office:value-type="float" office:value="2768130" calcext:value-type="float">
            <text:p>2768130</text:p>
          </table:table-cell>
          <table:table-cell office:value-type="string" calcext:value-type="string">
            <text:p>centnar metryczny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7.230.6</text:p>
          </table:table-cell>
          <table:table-cell office:value-type="string" calcext:value-type="string">
            <text:p>f.7.230.1</text:p>
          </table:table-cell>
          <table:table-cell office:value-type="string" calcext:value-type="string">
            <text:p>Produkcja w 1909 r.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lack coal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centnar metryczny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7.249.6</text:p>
          </table:table-cell>
          <table:table-cell office:value-type="string" calcext:value-type="string">
            <text:p>f.7.249.1</text:p>
          </table:table-cell>
          <table:table-cell office:value-type="string" calcext:value-type="string">
            <text:p>Produkcja w 1909 r.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rown coal</text:p>
          </table:table-cell>
          <table:table-cell office:value-type="float" office:value="14.64" calcext:value-type="float">
            <text:p>14,64</text:p>
          </table:table-cell>
          <table:table-cell office:value-type="string" calcext:value-type="string">
            <text:p>centnar metryczny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7.254.8</text:p>
          </table:table-cell>
          <table:table-cell office:value-type="string" calcext:value-type="string">
            <text:p>f.7.254.1</text:p>
          </table:table-cell>
          <table:table-cell office:value-type="string" calcext:value-type="string">
            <text:p>Produkcja w 1909 r.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alman</text:p>
          </table:table-cell>
          <table:table-cell office:value-type="float" office:value="699895" calcext:value-type="float">
            <text:p>699895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7.256.6</text:p>
          </table:table-cell>
          <table:table-cell office:value-type="string" calcext:value-type="string">
            <text:p>f.7.256.1</text:p>
          </table:table-cell>
          <table:table-cell office:value-type="string" calcext:value-type="string">
            <text:p>Produkcja w 1909 r.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alman</text:p>
          </table:table-cell>
          <table:table-cell office:value-type="float" office:value="2661569" calcext:value-type="float">
            <text:p>2661569</text:p>
          </table:table-cell>
          <table:table-cell office:value-type="string" calcext:value-type="string">
            <text:p>pud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7.3121.6</text:p>
          </table:table-cell>
          <table:table-cell office:value-type="string" calcext:value-type="string">
            <text:p>f.7.3121.1</text:p>
          </table:table-cell>
          <table:table-cell office:value-type="string" calcext:value-type="string">
            <text:p>Robotników</text:p>
          </table:table-cell>
          <table:table-cell office:value-type="string" calcext:value-type="string">
            <text:p>employment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soba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7.227.8</text:p>
          </table:table-cell>
          <table:table-cell office:value-type="string" calcext:value-type="string">
            <text:p>f.7.227.1</text:p>
          </table:table-cell>
          <table:table-cell office:value-type="string" calcext:value-type="string">
            <text:p>Produkcja w 1909 r.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lack coal</text:p>
          </table:table-cell>
          <table:table-cell table:style-name="ce4" office:value-type="float" office:value="148414" calcext:value-type="float">
            <text:p>148414</text:p>
          </table:table-cell>
          <table:table-cell office:value-type="string" calcext:value-type="string">
            <text:p>centnar metryczny</text:p>
          </table:table-cell>
          <table:table-cell table:formula="of:=FALSE()" office:value-type="float" office:value="0" calcext:value-type="float">
            <text:p>FAŁSZ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f.1.323.3</text:p>
          </table:table-cell>
          <table:table-cell table:style-name="ce4" office:value-type="string" calcext:value-type="string">
            <text:p>f.1.323.1</text:p>
          </table:table-cell>
          <table:table-cell table:style-name="ce4" office:value-type="string" calcext:value-type="string">
            <text:p>Wyprodukowano surowca, żelaza i stal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rude iron</text:p>
          </table:table-cell>
          <table:table-cell table:style-name="ce4" office:value-type="float" office:value="4087682" calcext:value-type="float">
            <text:p>4087682</text:p>
          </table:table-cell>
          <table:table-cell office:value-type="string" calcext:value-type="string">
            <text:p>pu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1.245.6</text:p>
          </table:table-cell>
          <table:table-cell office:value-type="string" calcext:value-type="string">
            <text:p>f.1.245.1</text:p>
          </table:table-cell>
          <table:table-cell office:value-type="string" calcext:value-type="string">
            <text:p>Wydobycie rudy galmanu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zinc ore</text:p>
          </table:table-cell>
          <table:table-cell office:value-type="float" office:value="977994" calcext:value-type="float">
            <text:p>977994</text:p>
          </table:table-cell>
          <table:table-cell office:value-type="string" calcext:value-type="string">
            <text:p>pu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1.244.6</text:p>
          </table:table-cell>
          <table:table-cell office:value-type="string" calcext:value-type="string">
            <text:p>f.1.244.1</text:p>
          </table:table-cell>
          <table:table-cell office:value-type="string" calcext:value-type="string">
            <text:p>Wydobycie rudy galmanu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zinc ore</text:p>
          </table:table-cell>
          <table:table-cell office:value-type="float" office:value="383156" calcext:value-type="float">
            <text:p>383156</text:p>
          </table:table-cell>
          <table:table-cell office:value-type="string" calcext:value-type="string">
            <text:p>pu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1.246.6</text:p>
          </table:table-cell>
          <table:table-cell office:value-type="string" calcext:value-type="string">
            <text:p>f.1.246.1</text:p>
          </table:table-cell>
          <table:table-cell office:value-type="string" calcext:value-type="string">
            <text:p>Wydobycie rudy galmanu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zinc ore</text:p>
          </table:table-cell>
          <table:table-cell office:value-type="float" office:value="16451100" calcext:value-type="float">
            <text:p>16451100</text:p>
          </table:table-cell>
          <table:table-cell office:value-type="string" calcext:value-type="string">
            <text:p>pu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2.213.5</text:p>
          </table:table-cell>
          <table:table-cell office:value-type="string" calcext:value-type="string">
            <text:p>f.2.213.1</text:p>
          </table:table-cell>
          <table:table-cell office:value-type="string" calcext:value-type="string">
            <text:p>Wydobycie rudy galmanu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zinc ore</text:p>
          </table:table-cell>
          <table:table-cell office:value-type="float" office:value="383156" calcext:value-type="float">
            <text:p>383156</text:p>
          </table:table-cell>
          <table:table-cell office:value-type="string" calcext:value-type="string">
            <text:p>pu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1.247.6</text:p>
          </table:table-cell>
          <table:table-cell office:value-type="string" calcext:value-type="string">
            <text:p>f.1.247.1</text:p>
          </table:table-cell>
          <table:table-cell office:value-type="string" calcext:value-type="string">
            <text:p>Wydobycie rudy galmanu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zinc ore</text:p>
          </table:table-cell>
          <table:table-cell office:value-type="float" office:value="1970572" calcext:value-type="float">
            <text:p>1970572</text:p>
          </table:table-cell>
          <table:table-cell office:value-type="string" calcext:value-type="string">
            <text:p>pu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3.238.5</text:p>
          </table:table-cell>
          <table:table-cell office:value-type="string" calcext:value-type="string">
            <text:p>f.3.238.1</text:p>
          </table:table-cell>
          <table:table-cell office:value-type="string" calcext:value-type="string">
            <text:p>Wydobycie rudy galmanu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zinc ore</text:p>
          </table:table-cell>
          <table:table-cell office:value-type="float" office:value="383156" calcext:value-type="float">
            <text:p>383156</text:p>
          </table:table-cell>
          <table:table-cell office:value-type="string" calcext:value-type="string">
            <text:p>pu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4.216.2</text:p>
          </table:table-cell>
          <table:table-cell office:value-type="string" calcext:value-type="string">
            <text:p>f.4.216.1</text:p>
          </table:table-cell>
          <table:table-cell office:value-type="string" calcext:value-type="string">
            <text:p>Wydobycie rudy galmanu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zinc ore</text:p>
          </table:table-cell>
          <table:table-cell office:value-type="float" office:value="383156" calcext:value-type="float">
            <text:p>383156</text:p>
          </table:table-cell>
          <table:table-cell office:value-type="string" calcext:value-type="string">
            <text:p>pu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f.2.264.4</text:p>
          </table:table-cell>
          <table:table-cell table:style-name="ce5" office:value-type="string" calcext:value-type="string">
            <text:p>f.2.264.1</text:p>
          </table:table-cell>
          <table:table-cell office:value-type="string" calcext:value-type="string">
            <text:p>Wyprodukowano surowca, żelaza i stal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rude iron</text:p>
          </table:table-cell>
          <table:table-cell office:value-type="float" office:value="4087682" calcext:value-type="float">
            <text:p>4087682</text:p>
          </table:table-cell>
          <table:table-cell office:value-type="string" calcext:value-type="string">
            <text:p>pu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f.3.290.5</text:p>
          </table:table-cell>
          <table:table-cell table:style-name="ce5" office:value-type="string" calcext:value-type="string">
            <text:p>f.3.290.1</text:p>
          </table:table-cell>
          <table:table-cell office:value-type="string" calcext:value-type="string">
            <text:p>Wyprodukowano surowca, żelaza i stal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rude iron</text:p>
          </table:table-cell>
          <table:table-cell office:value-type="float" office:value="4087682" calcext:value-type="float">
            <text:p>4087682</text:p>
          </table:table-cell>
          <table:table-cell office:value-type="string" calcext:value-type="string">
            <text:p>pu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f.4.265.14</text:p>
          </table:table-cell>
          <table:table-cell table:style-name="ce5" office:value-type="string" calcext:value-type="string">
            <text:p>f.4.265.1</text:p>
          </table:table-cell>
          <table:table-cell office:value-type="string" calcext:value-type="string">
            <text:p>Wyprodukowano surowca, żelaza i stal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rude iron</text:p>
          </table:table-cell>
          <table:table-cell office:value-type="float" office:value="4087682" calcext:value-type="float">
            <text:p>4087682</text:p>
          </table:table-cell>
          <table:table-cell office:value-type="string" calcext:value-type="string">
            <text:p>pu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erred types" table:style-name="ta3">
        <table:table-column table:style-name="co15" table:default-cell-style-name="ce2"/>
        <table:table-column table:style-name="co16" table:default-cell-style-name="ce2"/>
        <table:table-column table:style-name="co17" table:number-columns-repeated="1022" table:default-cell-style-name="Default"/>
        <table:table-row table:style-name="ro1">
          <table:table-cell table:style-name="ce1" office:value-type="string" calcext:value-type="string">
            <text:p>record_id</text:p>
          </table:table-cell>
          <table:table-cell table:style-name="ce1"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2.245.1</text:p>
          </table:table-cell>
          <table:table-cell table:style-name="ce6" office:value-type="string" calcext:value-type="string">
            <text:p>kopalnia rudy żelazne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270.1</text:p>
          </table:table-cell>
          <table:table-cell table:style-name="ce6" office:value-type="string" calcext:value-type="string">
            <text:p>kopalnia rudy żelazne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6.31.1</text:p>
          </table:table-cell>
          <table:table-cell table:style-name="ce8" office:value-type="string" calcext:value-type="string">
            <text:p>kopalnie piaskow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13.1</text:p>
          </table:table-cell>
          <table:table-cell table:style-name="ce8" office:value-type="string" calcext:value-type="string">
            <text:p>kopalnia kamienia wapienne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193.1</text:p>
          </table:table-cell>
          <table:table-cell table:style-name="ce8" office:value-type="string" calcext:value-type="string">
            <text:p>kopalnie gl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212.1</text:p>
          </table:table-cell>
          <table:table-cell office:value-type="string" calcext:value-type="string">
            <text:p>kopalnia gliny kolorowe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3.1</text:p>
          </table:table-cell>
          <table:table-cell table:style-name="ce8" office:value-type="string" calcext:value-type="string">
            <text:p>kopalnia kamienia wapienne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34.1</text:p>
          </table:table-cell>
          <table:table-cell table:style-name="ce8" office:value-type="string" calcext:value-type="string">
            <text:p>kopalnia kamienia wapienne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35.1</text:p>
          </table:table-cell>
          <table:table-cell table:style-name="ce8" office:value-type="string" calcext:value-type="string">
            <text:p>kopalnia kamienia wapienne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36.1</text:p>
          </table:table-cell>
          <table:table-cell table:style-name="ce8" office:value-type="string" calcext:value-type="string">
            <text:p>kopalnia gips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4.1</text:p>
          </table:table-cell>
          <table:table-cell table:style-name="ce8" office:value-type="string" calcext:value-type="string">
            <text:p>kopalnia kamienia wapienne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50.1</text:p>
          </table:table-cell>
          <table:table-cell table:style-name="ce8" office:value-type="string" calcext:value-type="string">
            <text:p>kopalnia kamienia wapienne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51.1</text:p>
          </table:table-cell>
          <table:table-cell table:style-name="ce8" office:value-type="string" calcext:value-type="string">
            <text:p>kopalnia kamienia wapienne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52.1</text:p>
          </table:table-cell>
          <table:table-cell table:style-name="ce8" office:value-type="string" calcext:value-type="string">
            <text:p>kopalnia kamienia wapienne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53.1</text:p>
          </table:table-cell>
          <table:table-cell table:style-name="ce8" office:value-type="string" calcext:value-type="string">
            <text:p>kopalnia pias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54.1</text:p>
          </table:table-cell>
          <table:table-cell table:style-name="ce8" office:value-type="string" calcext:value-type="string">
            <text:p>kopalnia pias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55.1</text:p>
          </table:table-cell>
          <table:table-cell table:style-name="ce8" office:value-type="string" calcext:value-type="string">
            <text:p>kopalnia kamienia wapienne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56.1</text:p>
          </table:table-cell>
          <table:table-cell table:style-name="ce8" office:value-type="string" calcext:value-type="string">
            <text:p>kopalnia kamienia wapienne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60.1</text:p>
          </table:table-cell>
          <table:table-cell office:value-type="string" calcext:value-type="string">
            <text:p>kopalnia marmu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61.1</text:p>
          </table:table-cell>
          <table:table-cell table:style-name="ce8" office:value-type="string" calcext:value-type="string">
            <text:p>kopalnia kamienia wapienne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64.1</text:p>
          </table:table-cell>
          <table:table-cell table:style-name="ce8" office:value-type="string" calcext:value-type="string">
            <text:p>kopalnia kamienia wapienne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65.1</text:p>
          </table:table-cell>
          <table:table-cell table:style-name="ce8" office:value-type="string" calcext:value-type="string">
            <text:p>kopalnia kamienia wapienne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66.1</text:p>
          </table:table-cell>
          <table:table-cell table:style-name="ce8" office:value-type="string" calcext:value-type="string">
            <text:p>kopalnia kamienia wapienne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67.1</text:p>
          </table:table-cell>
          <table:table-cell table:style-name="ce8" office:value-type="string" calcext:value-type="string">
            <text:p>kopalnia kamienia wapienne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69.1</text:p>
          </table:table-cell>
          <table:table-cell table:style-name="ce8" office:value-type="string" calcext:value-type="string">
            <text:p>kopalnie piaskow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70.1</text:p>
          </table:table-cell>
          <table:table-cell table:style-name="ce8" office:value-type="string" calcext:value-type="string">
            <text:p>kopalnia kamienia wapienne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74.1</text:p>
          </table:table-cell>
          <table:table-cell table:style-name="ce8" office:value-type="string" calcext:value-type="string">
            <text:p>kopalnia kamienia wapienne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75.1</text:p>
          </table:table-cell>
          <table:table-cell table:style-name="ce8" office:value-type="string" calcext:value-type="string">
            <text:p>kopalnia kamienia wapienne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76.1</text:p>
          </table:table-cell>
          <table:table-cell table:style-name="ce8" office:value-type="string" calcext:value-type="string">
            <text:p>kopalnia kamienia wapienne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77.1</text:p>
          </table:table-cell>
          <table:table-cell table:style-name="ce8" office:value-type="string" calcext:value-type="string">
            <text:p>kopalnia gips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83.1</text:p>
          </table:table-cell>
          <table:table-cell table:style-name="ce8" office:value-type="string" calcext:value-type="string">
            <text:p>kopalnie piaskow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84.1</text:p>
          </table:table-cell>
          <table:table-cell table:style-name="ce8" office:value-type="string" calcext:value-type="string">
            <text:p>kopalnia kamienia wapienne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85.1</text:p>
          </table:table-cell>
          <table:table-cell table:style-name="ce8" office:value-type="string" calcext:value-type="string">
            <text:p>kopalnia kamienia wapienne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86.1</text:p>
          </table:table-cell>
          <table:table-cell table:style-name="ce8" office:value-type="string" calcext:value-type="string">
            <text:p>kopalnie piaskow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88.1</text:p>
          </table:table-cell>
          <table:table-cell table:style-name="ce8" office:value-type="string" calcext:value-type="string">
            <text:p>kopalnia kamienia wapienne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91.1</text:p>
          </table:table-cell>
          <table:table-cell table:style-name="ce8" office:value-type="string" calcext:value-type="string">
            <text:p>kopalnia dolomi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7.93.1</text:p>
          </table:table-cell>
          <table:table-cell table:style-name="ce8" office:value-type="string" calcext:value-type="string">
            <text:p>kopalnia kamienia wapiennego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.7.5024.1</text:p>
          </table:table-cell>
          <table:table-cell table:style-name="ce8" office:value-type="string" calcext:value-type="string">
            <text:p>gorzelnia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erred units" table:style-name="ta4">
        <table:table-column table:style-name="co18" table:default-cell-style-name="ce2"/>
        <table:table-column table:style-name="co19" table:default-cell-style-name="ce2"/>
        <table:table-column table:style-name="co20" table:number-columns-repeated="1022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kcja w r. 1908</text:p>
          </table:table-cell>
          <table:table-cell office:value-type="string" calcext:value-type="string">
            <text:p>rub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rót roczny przybliżony</text:p>
          </table:table-cell>
          <table:table-cell office:value-type="string" calcext:value-type="string">
            <text:p>rub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kcja w 1909 r.</text:p>
          </table:table-cell>
          <table:table-cell office:value-type="string" calcext:value-type="string">
            <text:p>rub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kcja roczna</text:p>
          </table:table-cell>
          <table:table-cell office:value-type="string" calcext:value-type="string">
            <text:p>rubel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erred products" table:style-name="ta5">
        <table:table-column table:style-name="co21" table:default-cell-style-name="ce2"/>
        <table:table-column table:style-name="co22" table:default-cell-style-name="ce2"/>
        <table:table-column table:style-name="co23" table:number-columns-repeated="1020" table:default-cell-style-name="Default"/>
        <table:table-column table:style-name="co5" table:number-columns-repeated="2" table:default-cell-style-name="ce2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roduct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3 kopalnie marmuru.</text:p>
          </table:table-cell>
          <table:table-cell office:value-type="string" calcext:value-type="string">
            <text:p>marbl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browar parowy</text:p>
          </table:table-cell>
          <table:table-cell office:value-type="string" calcext:value-type="string">
            <text:p>beer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cegielnia</text:p>
          </table:table-cell>
          <table:table-cell office:value-type="string" calcext:value-type="string">
            <text:p>brick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cegielnia parowa</text:p>
          </table:table-cell>
          <table:table-cell office:value-type="string" calcext:value-type="string">
            <text:p>brick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cztery piece wapienne</text:p>
          </table:table-cell>
          <table:table-cell office:value-type="string" calcext:value-type="string">
            <text:p>lim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dwa piece wapienne</text:p>
          </table:table-cell>
          <table:table-cell office:value-type="string" calcext:value-type="string">
            <text:p>lim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dwie ręczne cegielnie</text:p>
          </table:table-cell>
          <table:table-cell office:value-type="string" calcext:value-type="string">
            <text:p>brick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fabryka portland-cementu</text:p>
          </table:table-cell>
          <table:table-cell office:value-type="string" calcext:value-type="string">
            <text:p>cement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orzelnia</text:p>
          </table:table-cell>
          <table:table-cell office:value-type="string" calcext:value-type="string">
            <text:p>spirit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orzelnia i rektyfikacja</text:p>
          </table:table-cell>
          <table:table-cell office:value-type="string" calcext:value-type="string">
            <text:p>spirit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huta żelazna</text:p>
          </table:table-cell>
          <table:table-cell office:value-type="string" calcext:value-type="string">
            <text:p>crude iron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amieniołomy piaskowca czerwonego i białego</text:p>
          </table:table-cell>
          <table:table-cell office:value-type="string" calcext:value-type="string">
            <text:p>sandston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a dolomitu</text:p>
          </table:table-cell>
          <table:table-cell office:value-type="string" calcext:value-type="string">
            <text:p>dolomit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a gipsu</text:p>
          </table:table-cell>
          <table:table-cell office:value-type="string" calcext:value-type="string">
            <text:p>gypsum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a gliny</text:p>
          </table:table-cell>
          <table:table-cell office:value-type="string" calcext:value-type="string">
            <text:p>clay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a gliny ogniotrwałej</text:p>
          </table:table-cell>
          <table:table-cell office:value-type="string" calcext:value-type="string">
            <text:p>clay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a gliny ogniotrwałej</text:p>
          </table:table-cell>
          <table:table-cell office:value-type="string" calcext:value-type="string">
            <text:p>clay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a kamienia wapiennego</text:p>
          </table:table-cell>
          <table:table-cell office:value-type="string" calcext:value-type="string">
            <text:p>limeston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a kredy</text:p>
          </table:table-cell>
          <table:table-cell office:value-type="string" calcext:value-type="string">
            <text:p>chalk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a piaskowca</text:p>
          </table:table-cell>
          <table:table-cell office:value-type="string" calcext:value-type="string">
            <text:p>sandston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a piasku</text:p>
          </table:table-cell>
          <table:table-cell office:value-type="string" calcext:value-type="string">
            <text:p>sand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a rudy żelaznej</text:p>
          </table:table-cell>
          <table:table-cell office:value-type="string" calcext:value-type="string">
            <text:p>iron or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a szpatu wapiennego</text:p>
          </table:table-cell>
          <table:table-cell office:value-type="string" calcext:value-type="string">
            <text:p>limeston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a węgla</text:p>
          </table:table-cell>
          <table:table-cell office:value-type="string" calcext:value-type="string">
            <text:p>black coal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a węgla brunatnego</text:p>
          </table:table-cell>
          <table:table-cell office:value-type="string" calcext:value-type="string">
            <text:p>brown coal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a węgla brunatnego</text:p>
          </table:table-cell>
          <table:table-cell office:value-type="string" calcext:value-type="string">
            <text:p>brown coal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a węgla kamiennego</text:p>
          </table:table-cell>
          <table:table-cell office:value-type="string" calcext:value-type="string">
            <text:p>black coal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a węgla kamiennego</text:p>
          </table:table-cell>
          <table:table-cell office:value-type="string" calcext:value-type="string">
            <text:p>black coal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a węgla kamiennego</text:p>
          </table:table-cell>
          <table:table-cell office:value-type="string" calcext:value-type="string">
            <text:p>black coal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a węgla kamienno-brunatnego</text:p>
          </table:table-cell>
          <table:table-cell office:value-type="string" calcext:value-type="string">
            <text:p>black coal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e gipsu</text:p>
          </table:table-cell>
          <table:table-cell office:value-type="string" calcext:value-type="string">
            <text:p>gypsum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e gliny</text:p>
          </table:table-cell>
          <table:table-cell office:value-type="string" calcext:value-type="string">
            <text:p>clay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e gliny ogniotrwałej</text:p>
          </table:table-cell>
          <table:table-cell office:value-type="string" calcext:value-type="string">
            <text:p>clay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e kamienia wapiennego</text:p>
          </table:table-cell>
          <table:table-cell office:value-type="string" calcext:value-type="string">
            <text:p>limeston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e piaskowca</text:p>
          </table:table-cell>
          <table:table-cell office:value-type="string" calcext:value-type="string">
            <text:p>sandston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e piaskowca</text:p>
          </table:table-cell>
          <table:table-cell office:value-type="string" calcext:value-type="string">
            <text:p>sandston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e piasku</text:p>
          </table:table-cell>
          <table:table-cell office:value-type="string" calcext:value-type="string">
            <text:p>sand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e rudy żelaznej</text:p>
          </table:table-cell>
          <table:table-cell office:value-type="string" calcext:value-type="string">
            <text:p>iron or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e węgla</text:p>
          </table:table-cell>
          <table:table-cell office:value-type="string" calcext:value-type="string">
            <text:p>black coal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e węgla brunatnego</text:p>
          </table:table-cell>
          <table:table-cell office:value-type="string" calcext:value-type="string">
            <text:p>brown coal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e węgla brunatnego</text:p>
          </table:table-cell>
          <table:table-cell office:value-type="string" calcext:value-type="string">
            <text:p>brown coal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kopalnie węgla kamiennego</text:p>
          </table:table-cell>
          <table:table-cell office:value-type="string" calcext:value-type="string">
            <text:p>black coal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piec wapienny</text:p>
          </table:table-cell>
          <table:table-cell office:value-type="string" calcext:value-type="string">
            <text:p>lim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sześć pieców wapiennych</text:p>
          </table:table-cell>
          <table:table-cell office:value-type="string" calcext:value-type="string">
            <text:p>lim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towarzystwo kopalń węgla kamiennego</text:p>
          </table:table-cell>
          <table:table-cell office:value-type="string" calcext:value-type="string">
            <text:p>black coal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trzy piece wapienne</text:p>
          </table:table-cell>
          <table:table-cell office:value-type="string" calcext:value-type="string">
            <text:p>lim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zarząd dóbr, fabryka dachówek felcowych i drenów</text:p>
          </table:table-cell>
          <table:table-cell office:value-type="string" calcext:value-type="string">
            <text:p>roof 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palnia gliny kolorowej</text:p>
          </table:table-cell>
          <table:table-cell office:value-type="string" calcext:value-type="string">
            <text:p>o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palnia marmuru</text:p>
          </table:table-cell>
          <table:table-cell office:value-type="string" calcext:value-type="string">
            <text:p>marble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lumes" table:style-name="ta6">
        <table:table-column table:style-name="co24" table:number-columns-repeated="2" table:default-cell-style-name="ce2"/>
        <table:table-column table:style-name="co24" table:number-columns-repeated="1022" table:default-cell-style-name="Default"/>
        <table:table-row table:style-name="ro1"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y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4" calcext:value-type="float">
            <text:p>190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05" calcext:value-type="float">
            <text:p>1905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06" calcext:value-type="float">
            <text:p>1906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07" calcext:value-type="float">
            <text:p>1907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08" calcext:value-type="float">
            <text:p>1908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10" calcext:value-type="float">
            <text:p>1910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11" calcext:value-type="float">
            <text:p>1911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11" calcext:value-type="float">
            <text:p>1911</text:p>
          </table:table-cell>
          <table:table-cell table:number-columns-repeated="1022"/>
        </table:table-row>
      </table:table>
      <table:table table:name="sectors" table:style-name="ta7">
        <table:table-column table:style-name="co25" table:default-cell-style-name="ce12"/>
        <table:table-column table:style-name="co26" table:default-cell-style-name="ce2"/>
        <table:table-column table:style-name="co27" table:default-cell-style-name="ce2"/>
        <table:table-column table:style-name="co13" table:number-columns-repeated="1021" table:default-cell-style-name="Default"/>
        <table:table-row table:style-name="ro1">
          <table:table-cell table:style-name="ce9" office:value-type="string" calcext:value-type="string">
            <text:p>industry</text:p>
          </table:table-cell>
          <table:table-cell table:style-name="ce9" office:value-type="string" calcext:value-type="string">
            <text:p>subsector</text:p>
          </table:table-cell>
          <table:table-cell table:style-name="ce9" office:value-type="string" calcext:value-type="string">
            <text:p>sector</text:p>
          </table:table-cell>
          <table:table-cell table:number-columns-repeated="1021"/>
        </table:table-row>
        <table:table-row table:style-name="ro1">
          <table:table-cell table:number-columns-repeated="3" table:style-name="ce10" office:value-type="string" calcext:value-type="string">
            <text:p>agricultur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mining and metallurgy</text:p>
          </table:table-cell>
          <table:table-cell table:style-name="ce11" office:value-type="string" calcext:value-type="string">
            <text:p>heavy industry</text:p>
          </table:table-cell>
          <table:table-cell table:style-name="ce12" office:value-type="string" calcext:value-type="string">
            <text:p>industry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textile</text:p>
          </table:table-cell>
          <table:table-cell table:style-name="ce11" office:value-type="string" calcext:value-type="string">
            <text:p>light industry</text:p>
          </table:table-cell>
          <table:table-cell table:style-name="ce12" office:value-type="string" calcext:value-type="string">
            <text:p>industry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animal products</text:p>
          </table:table-cell>
          <table:table-cell table:style-name="ce11" office:value-type="string" calcext:value-type="string">
            <text:p>light industry</text:p>
          </table:table-cell>
          <table:table-cell table:style-name="ce12" office:value-type="string" calcext:value-type="string">
            <text:p>industry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minerals</text:p>
          </table:table-cell>
          <table:table-cell table:style-name="ce11" office:value-type="string" calcext:value-type="string">
            <text:p>heavy industry</text:p>
          </table:table-cell>
          <table:table-cell table:style-name="ce12" office:value-type="string" calcext:value-type="string">
            <text:p>industry</text:p>
          </table:table-cell>
          <table:table-cell table:number-columns-repeated="1021"/>
        </table:table-row>
        <table:table-row table:style-name="ro3">
          <table:table-cell table:style-name="ce11" office:value-type="string" calcext:value-type="string">
            <text:p>food, beverages, tobacco</text:p>
          </table:table-cell>
          <table:table-cell table:style-name="ce12" office:value-type="string" calcext:value-type="string">
            <text:p>light industry</text:p>
          </table:table-cell>
          <table:table-cell table:style-name="ce12" office:value-type="string" calcext:value-type="string">
            <text:p>industry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wood</text:p>
          </table:table-cell>
          <table:table-cell table:style-name="ce11" office:value-type="string" calcext:value-type="string">
            <text:p>light industry</text:p>
          </table:table-cell>
          <table:table-cell table:style-name="ce12" office:value-type="string" calcext:value-type="string">
            <text:p>industry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metal</text:p>
          </table:table-cell>
          <table:table-cell table:style-name="ce11" office:value-type="string" calcext:value-type="string">
            <text:p>heavy industry</text:p>
          </table:table-cell>
          <table:table-cell table:style-name="ce12" office:value-type="string" calcext:value-type="string">
            <text:p>industry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paper and printing</text:p>
          </table:table-cell>
          <table:table-cell table:style-name="ce11" office:value-type="string" calcext:value-type="string">
            <text:p>light industry</text:p>
          </table:table-cell>
          <table:table-cell table:style-name="ce12" office:value-type="string" calcext:value-type="string">
            <text:p>industry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hemical</text:p>
          </table:table-cell>
          <table:table-cell table:style-name="ce11" office:value-type="string" calcext:value-type="string">
            <text:p>heavy industry</text:p>
          </table:table-cell>
          <table:table-cell table:style-name="ce12" office:value-type="string" calcext:value-type="string">
            <text:p>industry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lothing</text:p>
          </table:table-cell>
          <table:table-cell table:style-name="ce11" office:value-type="string" calcext:value-type="string">
            <text:p>light industry</text:p>
          </table:table-cell>
          <table:table-cell table:style-name="ce12" office:value-type="string" calcext:value-type="string">
            <text:p>industry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other</text:p>
          </table:table-cell>
          <table:table-cell table:style-name="ce11"/>
          <table:table-cell table:style-name="ce12"/>
          <table:table-cell table:number-columns-repeated="1021"/>
        </table:table-row>
        <table:table-row table:style-name="ro1">
          <table:table-cell table:style-name="ce11" office:value-type="string" calcext:value-type="string">
            <text:p>technical services</text:p>
          </table:table-cell>
          <table:table-cell table:style-name="ce10" office:value-type="string" calcext:value-type="string">
            <text:p>construction</text:p>
          </table:table-cell>
          <table:table-cell table:style-name="ce12" office:value-type="string" calcext:value-type="string">
            <text:p>industry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trade (clothing)</text:p>
          </table:table-cell>
          <table:table-cell table:style-name="ce10" office:value-type="string" calcext:value-type="string">
            <text:p>trade</text:p>
          </table:table-cell>
          <table:table-cell table:style-name="ce12" office:value-type="string" calcext:value-type="string">
            <text:p>service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trade (wood)</text:p>
          </table:table-cell>
          <table:table-cell table:style-name="ce10" office:value-type="string" calcext:value-type="string">
            <text:p>trade</text:p>
          </table:table-cell>
          <table:table-cell table:style-name="ce12" office:value-type="string" calcext:value-type="string">
            <text:p>service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trading houses</text:p>
          </table:table-cell>
          <table:table-cell table:style-name="ce10" office:value-type="string" calcext:value-type="string">
            <text:p>trade</text:p>
          </table:table-cell>
          <table:table-cell table:style-name="ce12" office:value-type="string" calcext:value-type="string">
            <text:p>service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trade (metals)</text:p>
          </table:table-cell>
          <table:table-cell table:style-name="ce10" office:value-type="string" calcext:value-type="string">
            <text:p>trade</text:p>
          </table:table-cell>
          <table:table-cell table:style-name="ce12" office:value-type="string" calcext:value-type="string">
            <text:p>service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trade (minerals)</text:p>
          </table:table-cell>
          <table:table-cell table:style-name="ce10" office:value-type="string" calcext:value-type="string">
            <text:p>trade</text:p>
          </table:table-cell>
          <table:table-cell table:style-name="ce12" office:value-type="string" calcext:value-type="string">
            <text:p>service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trade (chemicals)</text:p>
          </table:table-cell>
          <table:table-cell table:style-name="ce10" office:value-type="string" calcext:value-type="string">
            <text:p>trade</text:p>
          </table:table-cell>
          <table:table-cell table:style-name="ce12" office:value-type="string" calcext:value-type="string">
            <text:p>services</text:p>
          </table:table-cell>
          <table:table-cell table:number-columns-repeated="1021"/>
        </table:table-row>
        <table:table-row table:style-name="ro3">
          <table:table-cell table:style-name="ce11" office:value-type="string" calcext:value-type="string">
            <text:p>trade (paper and books)</text:p>
          </table:table-cell>
          <table:table-cell table:style-name="ce10" office:value-type="string" calcext:value-type="string">
            <text:p>trade</text:p>
          </table:table-cell>
          <table:table-cell table:style-name="ce12" office:value-type="string" calcext:value-type="string">
            <text:p>service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trade (textile)</text:p>
          </table:table-cell>
          <table:table-cell table:style-name="ce10" office:value-type="string" calcext:value-type="string">
            <text:p>trade</text:p>
          </table:table-cell>
          <table:table-cell table:style-name="ce12" office:value-type="string" calcext:value-type="string">
            <text:p>services</text:p>
          </table:table-cell>
          <table:table-cell table:number-columns-repeated="1021"/>
        </table:table-row>
        <table:table-row table:style-name="ro3">
          <table:table-cell table:style-name="ce11" office:value-type="string" calcext:value-type="string">
            <text:p>trade (animal products)</text:p>
          </table:table-cell>
          <table:table-cell table:style-name="ce10" office:value-type="string" calcext:value-type="string">
            <text:p>trade</text:p>
          </table:table-cell>
          <table:table-cell table:style-name="ce12" office:value-type="string" calcext:value-type="string">
            <text:p>service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trade (food)</text:p>
          </table:table-cell>
          <table:table-cell table:style-name="ce10" office:value-type="string" calcext:value-type="string">
            <text:p>trade</text:p>
          </table:table-cell>
          <table:table-cell table:style-name="ce12" office:value-type="string" calcext:value-type="string">
            <text:p>service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logistics</text:p>
          </table:table-cell>
          <table:table-cell table:style-name="ce10" office:value-type="string" calcext:value-type="string">
            <text:p>transport &amp; communication</text:p>
          </table:table-cell>
          <table:table-cell table:style-name="ce12" office:value-type="string" calcext:value-type="string">
            <text:p>service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financial</text:p>
          </table:table-cell>
          <table:table-cell table:style-name="ce10" office:value-type="string" calcext:value-type="string">
            <text:p>financial</text:p>
          </table:table-cell>
          <table:table-cell table:style-name="ce12" office:value-type="string" calcext:value-type="string">
            <text:p>services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dustries" table:style-name="ta8">
        <table:table-column table:style-name="co28" table:default-cell-style-name="ce2"/>
        <table:table-column table:style-name="co29" table:default-cell-style-name="ce2"/>
        <table:table-column table:style-name="co30" table:number-columns-repeated="1020" table:default-cell-style-name="Default"/>
        <table:table-column table:style-name="co5" table:number-columns-repeated="2" table:default-cell-style-name="ce2"/>
        <table:table-row table:style-name="ro1">
          <table:table-cell table:style-name="ce13" office:value-type="string" calcext:value-type="string">
            <text:p>key</text:p>
          </table:table-cell>
          <table:table-cell table:style-name="ce13" office:value-type="string" calcext:value-type="string">
            <text:p>industry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órnictwo i hutnictwo</text:p>
          </table:table-cell>
          <table:table-cell table:style-name="ce5" office:value-type="string" calcext:value-type="string">
            <text:p>mining and metallurgy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rzemysł włókienniczy</text:p>
          </table:table-cell>
          <table:table-cell table:style-name="ce5" office:value-type="string" calcext:value-type="string">
            <text:p>textile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Przemysł produktów zwierzęcych</text:p>
          </table:table-cell>
          <table:table-cell table:style-name="ce5" office:value-type="string" calcext:value-type="string">
            <text:p>animal product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rzemysł mineralny</text:p>
          </table:table-cell>
          <table:table-cell table:style-name="ce5" office:value-type="string" calcext:value-type="string">
            <text:p>mineral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rzemysł spożywczy</text:p>
          </table:table-cell>
          <table:table-cell table:style-name="ce14" office:value-type="string" calcext:value-type="string">
            <text:p>food, beverages, tobacco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rzemysł drzewny</text:p>
          </table:table-cell>
          <table:table-cell table:style-name="ce5" office:value-type="string" calcext:value-type="string">
            <text:p>wood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rzemysł metalowy</text:p>
          </table:table-cell>
          <table:table-cell table:style-name="ce5" office:value-type="string" calcext:value-type="string">
            <text:p>metal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Przemysł papierniczy i graficzny</text:p>
          </table:table-cell>
          <table:table-cell table:style-name="ce5" office:value-type="string" calcext:value-type="string">
            <text:p>paper and print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rzemysł chemiczny</text:p>
          </table:table-cell>
          <table:table-cell table:style-name="ce5" office:value-type="string" calcext:value-type="string">
            <text:p>chemical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rzemysł konfekcyjny</text:p>
          </table:table-cell>
          <table:table-cell table:style-name="ce5" office:value-type="string" calcext:value-type="string">
            <text:p>cloth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Różne</text:p>
          </table:table-cell>
          <table:table-cell table:style-name="ce5"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iura techniczne</text:p>
          </table:table-cell>
          <table:table-cell table:style-name="ce5" office:value-type="string" calcext:value-type="string">
            <text:p>technical services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Biura techniczne i przedsiębiorstwa usługowe</text:p>
          </table:table-cell>
          <table:table-cell table:style-name="ce5" office:value-type="string" calcext:value-type="string">
            <text:p>technical servic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trzymano podczas druku</text:p>
          </table:table-cell>
          <table:table-cell table:style-name="ce5"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ndel konfekcyjny</text:p>
          </table:table-cell>
          <table:table-cell table:style-name="ce5" office:value-type="string" calcext:value-type="string">
            <text:p>trade (clothing)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Handel drewnem i wyrobami drewnianymi</text:p>
          </table:table-cell>
          <table:table-cell table:style-name="ce5" office:value-type="string" calcext:value-type="string">
            <text:p>trade (wood)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Domy przemysłowo-handlowe</text:p>
          </table:table-cell>
          <table:table-cell table:style-name="ce5" office:value-type="string" calcext:value-type="string">
            <text:p>trading hous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ndel metalami</text:p>
          </table:table-cell>
          <table:table-cell table:style-name="ce5" office:value-type="string" calcext:value-type="string">
            <text:p>trade (metals)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Handel produktami mineralnymi</text:p>
          </table:table-cell>
          <table:table-cell table:style-name="ce5" office:value-type="string" calcext:value-type="string">
            <text:p>trade (minerals)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Handel produktami chemicznymi</text:p>
          </table:table-cell>
          <table:table-cell table:style-name="ce5" office:value-type="string" calcext:value-type="string">
            <text:p>trade (chemicals)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Handel papierniczy i księgarski</text:p>
          </table:table-cell>
          <table:table-cell table:style-name="ce5" office:value-type="string" calcext:value-type="string">
            <text:p>trade (paper and books)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Handel wyrobami włókienniczymi</text:p>
          </table:table-cell>
          <table:table-cell table:style-name="ce5" office:value-type="string" calcext:value-type="string">
            <text:p>trade (textile)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Handel produktami zwierzęcymi</text:p>
          </table:table-cell>
          <table:table-cell table:style-name="ce5" office:value-type="string" calcext:value-type="string">
            <text:p>trade (animal products)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Handel produktami spożywczymi</text:p>
          </table:table-cell>
          <table:table-cell table:style-name="ce5" office:value-type="string" calcext:value-type="string">
            <text:p>trade (food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ransport i spedycja</text:p>
          </table:table-cell>
          <table:table-cell table:style-name="ce5" office:value-type="string" calcext:value-type="string">
            <text:p>logistic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sługi finansowe</text:p>
          </table:table-cell>
          <table:table-cell table:style-name="ce5" office:value-type="string" calcext:value-type="string">
            <text:p>financial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s" table:style-name="ta9">
        <table:table-column table:style-name="co31" table:default-cell-style-name="ce2"/>
        <table:table-column table:style-name="co32" table:default-cell-style-name="ce2"/>
        <table:table-column table:style-name="co33" table:number-columns-repeated="102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dust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zędzalnia wełny</text:p>
          </table:table-cell>
          <table:table-cell office:value-type="string" calcext:value-type="string">
            <text:p>tex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tak parowy</text:p>
          </table:table-cell>
          <table:table-cell office:value-type="string" calcext:value-type="string">
            <text:p>w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wyrobów wełnianych</text:p>
          </table:table-cell>
          <table:table-cell office:value-type="string" calcext:value-type="string">
            <text:p>tex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barnia</text:p>
          </table:table-cell>
          <table:table-cell office:value-type="string" calcext:value-type="string">
            <text:p>animal produ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kalnia</text:p>
          </table:table-cell>
          <table:table-cell office:value-type="string" calcext:value-type="string">
            <text:p>tex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kalnia bawełny</text:p>
          </table:table-cell>
          <table:table-cell office:value-type="string" calcext:value-type="string">
            <text:p>tex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acownia obuwia</text:p>
          </table:table-cell>
          <table:table-cell office:value-type="string" calcext:value-type="string">
            <text:p>clo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wyrobów metalowych</text:p>
          </table:table-cell>
          <table:table-cell office:value-type="string" calcext:value-type="string">
            <text:p>me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kalnia wełny</text:p>
          </table:table-cell>
          <table:table-cell office:value-type="string" calcext:value-type="string">
            <text:p>tex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palnia rudy żelaznej</text:p>
          </table:table-cell>
          <table:table-cell table:style-name="ce6" office:value-type="string" calcext:value-type="string">
            <text:p>mining and metallu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gielnia</text:p>
          </table:table-cell>
          <table:table-cell office:value-type="string" calcext:value-type="string">
            <text:p>miner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palnia kamienia wapiennego</text:p>
          </table:table-cell>
          <table:table-cell table:style-name="ce6" office:value-type="string" calcext:value-type="string">
            <text:p>mining and metallu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war</text:p>
          </table:table-cell>
          <table:table-cell office:value-type="string" calcext:value-type="string">
            <text:p>food, beverages, tobac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łyn</text:p>
          </table:table-cell>
          <table:table-cell office:value-type="string" calcext:value-type="string">
            <text:p>food, beverages, tobac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tak</text:p>
          </table:table-cell>
          <table:table-cell office:value-type="string" calcext:value-type="string">
            <text:p>w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kład ślusarski</text:p>
          </table:table-cell>
          <table:table-cell office:value-type="string" calcext:value-type="string">
            <text:p>me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kład stolarski</text:p>
          </table:table-cell>
          <table:table-cell office:value-type="string" calcext:value-type="string">
            <text:p>w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łyn parowy</text:p>
          </table:table-cell>
          <table:table-cell office:value-type="string" calcext:value-type="string">
            <text:p>food, beverages, tobac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łyn wodny</text:p>
          </table:table-cell>
          <table:table-cell office:value-type="string" calcext:value-type="string">
            <text:p>food, beverages, tobac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rzelnia</text:p>
          </table:table-cell>
          <table:table-cell office:value-type="string" calcext:value-type="string">
            <text:p>food, beverages, tobac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wód gazowych</text:p>
          </table:table-cell>
          <table:table-cell office:value-type="string" calcext:value-type="string">
            <text:p>food, beverages, tobac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palnia węgla kamiennego</text:p>
          </table:table-cell>
          <table:table-cell table:style-name="ce6" office:value-type="string" calcext:value-type="string">
            <text:p>mining and metallu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palnia węgla</text:p>
          </table:table-cell>
          <table:table-cell table:style-name="ce6" office:value-type="string" calcext:value-type="string">
            <text:p>mining and metallu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cukru</text:p>
          </table:table-cell>
          <table:table-cell office:value-type="string" calcext:value-type="string">
            <text:p>food, beverages, tobac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obuwia</text:p>
          </table:table-cell>
          <table:table-cell office:value-type="string" calcext:value-type="string">
            <text:p>clo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wyrobów żelaznych</text:p>
          </table:table-cell>
          <table:table-cell office:value-type="string" calcext:value-type="string">
            <text:p>me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wyrobów wełnianych i półwełnianych</text:p>
          </table:table-cell>
          <table:table-cell office:value-type="string" calcext:value-type="string">
            <text:p>tex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ta szklana</text:p>
          </table:table-cell>
          <table:table-cell table:style-name="ce6" office:value-type="string" calcext:value-type="string">
            <text:p>mining and metallu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maszyn</text:p>
          </table:table-cell>
          <table:table-cell office:value-type="string" calcext:value-type="string">
            <text:p>me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kalnia mechaniczna</text:p>
          </table:table-cell>
          <table:table-cell office:value-type="string" calcext:value-type="string">
            <text:p>tex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sukna</text:p>
          </table:table-cell>
          <table:table-cell office:value-type="string" calcext:value-type="string">
            <text:p>tex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lewnia żelaza</text:p>
          </table:table-cell>
          <table:table-cell office:value-type="string" calcext:value-type="string">
            <text:p>me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koronek</text:p>
          </table:table-cell>
          <table:table-cell office:value-type="string" calcext:value-type="string">
            <text:p>clo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kalnia wyrobów wełnianych</text:p>
          </table:table-cell>
          <table:table-cell office:value-type="string" calcext:value-type="string">
            <text:p>tex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sztaty mechaniczne</text:p>
          </table:table-cell>
          <table:table-cell office:value-type="string" calcext:value-type="string">
            <text:p>me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pończoch</text:p>
          </table:table-cell>
          <table:table-cell office:value-type="string" calcext:value-type="string">
            <text:p>clo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krochmalu</text:p>
          </table:table-cell>
          <table:table-cell office:value-type="string" calcext:value-type="string">
            <text:p>food, beverages, tobac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zędzalnia wełny zgrzebnej</text:p>
          </table:table-cell>
          <table:table-cell office:value-type="string" calcext:value-type="string">
            <text:p>tex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bielizny</text:p>
          </table:table-cell>
          <table:table-cell office:value-type="string" calcext:value-type="string">
            <text:p>clo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gilz do papierosów</text:p>
          </table:table-cell>
          <table:table-cell office:value-type="string" calcext:value-type="string">
            <text:p>food, beverages, tobac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biarnia</text:p>
          </table:table-cell>
          <table:table-cell office:value-type="string" calcext:value-type="string">
            <text:p>chemic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rękawiczek</text:p>
          </table:table-cell>
          <table:table-cell office:value-type="string" calcext:value-type="string">
            <text:p>clo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kafli</text:p>
          </table:table-cell>
          <table:table-cell office:value-type="string" calcext:value-type="string">
            <text:p>miner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kład mechaniczny</text:p>
          </table:table-cell>
          <table:table-cell office:value-type="string" calcext:value-type="string">
            <text:p>me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mydła</text:p>
          </table:table-cell>
          <table:table-cell office:value-type="string" calcext:value-type="string">
            <text:p>chemic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rzelnia i rektyfikacja</text:p>
          </table:table-cell>
          <table:table-cell office:value-type="string" calcext:value-type="string">
            <text:p>food, beverages, tobac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kład blacharski</text:p>
          </table:table-cell>
          <table:table-cell office:value-type="string" calcext:value-type="string">
            <text:p>me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kład ślusarsko-mechaniczny</text:p>
          </table:table-cell>
          <table:table-cell office:value-type="string" calcext:value-type="string">
            <text:p>me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kład stolarsko-meblowy</text:p>
          </table:table-cell>
          <table:table-cell office:value-type="string" calcext:value-type="string">
            <text:p>w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acownia krawatów</text:p>
          </table:table-cell>
          <table:table-cell office:value-type="string" calcext:value-type="string">
            <text:p>clo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acownia bielizny</text:p>
          </table:table-cell>
          <table:table-cell office:value-type="string" calcext:value-type="string">
            <text:p>clo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krawatów</text:p>
          </table:table-cell>
          <table:table-cell office:value-type="string" calcext:value-type="string">
            <text:p>clo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chemiczna</text:p>
          </table:table-cell>
          <table:table-cell office:value-type="string" calcext:value-type="string">
            <text:p>clo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szczotek i pędzli</text:p>
          </table:table-cell>
          <table:table-cell office:value-type="string" calcext:value-type="string">
            <text:p>animal produ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war parowy</text:p>
          </table:table-cell>
          <table:table-cell office:value-type="string" calcext:value-type="string">
            <text:p>food, beverages, tobac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gielnia parowa</text:p>
          </table:table-cell>
          <table:table-cell office:value-type="string" calcext:value-type="string">
            <text:p>miner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acownia gorsetów</text:p>
          </table:table-cell>
          <table:table-cell office:value-type="string" calcext:value-type="string">
            <text:p>clo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łodownia</text:p>
          </table:table-cell>
          <table:table-cell office:value-type="string" calcext:value-type="string">
            <text:p>food, beverages, tobac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oczyszczania i sortowania szczeciny</text:p>
          </table:table-cell>
          <table:table-cell office:value-type="string" calcext:value-type="string">
            <text:p>animal produ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kład elektrotechniczny</text:p>
          </table:table-cell>
          <table:table-cell office:value-type="string" calcext:value-type="string">
            <text:p>me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ślarnia</text:p>
          </table:table-cell>
          <table:table-cell office:value-type="string" calcext:value-type="string">
            <text:p>food, beverages, tobac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ta żelazna</text:p>
          </table:table-cell>
          <table:table-cell office:value-type="string" calcext:value-type="string">
            <text:p>mining and metallu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retura</text:p>
          </table:table-cell>
          <table:table-cell office:value-type="string" calcext:value-type="string">
            <text:p>chemic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c wapienny</text:p>
          </table:table-cell>
          <table:table-cell table:style-name="ce6" office:value-type="string" calcext:value-type="string">
            <text:p>mining and metallu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stolarska</text:p>
          </table:table-cell>
          <table:table-cell office:value-type="string" calcext:value-type="string">
            <text:p>w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mebli giętych</text:p>
          </table:table-cell>
          <table:table-cell office:value-type="string" calcext:value-type="string">
            <text:p>w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acownia ubiorów męskich</text:p>
          </table:table-cell>
          <table:table-cell office:value-type="string" calcext:value-type="string">
            <text:p>clo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kład kamieniarsko-rzeźbiarski</text:p>
          </table:table-cell>
          <table:table-cell table:style-name="ce6"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mebli</text:p>
          </table:table-cell>
          <table:table-cell office:value-type="string" calcext:value-type="string">
            <text:p>w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kład powroźniczy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wyrobów bawełnianych</text:p>
          </table:table-cell>
          <table:table-cell office:value-type="string" calcext:value-type="string">
            <text:p>tex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wyrobów cementowych</text:p>
          </table:table-cell>
          <table:table-cell office:value-type="string" calcext:value-type="string">
            <text:p>miner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zędzalnia</text:p>
          </table:table-cell>
          <table:table-cell office:value-type="string" calcext:value-type="string">
            <text:p>tex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pluszu</text:p>
          </table:table-cell>
          <table:table-cell office:value-type="string" calcext:value-type="string">
            <text:p>clo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zędzalnia wigoniu</text:p>
          </table:table-cell>
          <table:table-cell office:value-type="string" calcext:value-type="string">
            <text:p>tex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acownia rękawiczek</text:p>
          </table:table-cell>
          <table:table-cell office:value-type="string" calcext:value-type="string">
            <text:p>clo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maszyn rolniczych</text:p>
          </table:table-cell>
          <table:table-cell office:value-type="string" calcext:value-type="string">
            <text:p>me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haftów</text:p>
          </table:table-cell>
          <table:table-cell office:value-type="string" calcext:value-type="string">
            <text:p>clo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tografia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palnia piaskowca</text:p>
          </table:table-cell>
          <table:table-cell office:value-type="string" calcext:value-type="string">
            <text:p>mining and metallu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galanterii metalowej</text:p>
          </table:table-cell>
          <table:table-cell office:value-type="string" calcext:value-type="string">
            <text:p>clo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gielnia wyrobów ogniotrwałych</text:p>
          </table:table-cell>
          <table:table-cell office:value-type="string" calcext:value-type="string">
            <text:p>miner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wiański zakład cegielniano-kaflany</text:p>
          </table:table-cell>
          <table:table-cell office:value-type="string" calcext:value-type="string">
            <text:p>miner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guzików</text:p>
          </table:table-cell>
          <table:table-cell office:value-type="string" calcext:value-type="string">
            <text:p>clo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świec i wyrobów woskowych</text:p>
          </table:table-cell>
          <table:table-cell office:value-type="string" calcext:value-type="string">
            <text:p>chemic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ka świec stearynowych</text:p>
          </table:table-cell>
          <table:table-cell office:value-type="string" calcext:value-type="string">
            <text:p>chemic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ukarnia i litografia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ukarnia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kład introligatorski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tacje chmielu</text:p>
          </table:table-cell>
          <table:table-cell office:value-type="string" calcext:value-type="string">
            <text:p>agricul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tacje chmielu w Dobrach Kluczkowice</text:p>
          </table:table-cell>
          <table:table-cell office:value-type="string" calcext:value-type="string">
            <text:p>agricul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tacje chmielu, sortownia, siarkownia i prasowanie chmielu</text:p>
          </table:table-cell>
          <table:table-cell office:value-type="string" calcext:value-type="string">
            <text:p>agricul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szarnia chmielu</text:p>
          </table:table-cell>
          <table:table-cell office:value-type="string" calcext:value-type="string">
            <text:p>agricul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szarnia cykorii</text:p>
          </table:table-cell>
          <table:table-cell office:value-type="string" calcext:value-type="string">
            <text:p>agricul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szarnia kartofli</text:p>
          </table:table-cell>
          <table:table-cell office:value-type="string" calcext:value-type="string">
            <text:p>agricul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szarnia korzeni cykoriowych</text:p>
          </table:table-cell>
          <table:table-cell office:value-type="string" calcext:value-type="string">
            <text:p>agriculture</text:p>
          </table:table-cell>
          <table:table-cell table:number-columns-repeated="1022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properties.A1:properties.E124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2" style:volatile="true">
      <number:text> </number:text>
      <number:fill-character> </number:fill-character>
      <number:text>- zł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P0" style:volatile="true">
      <number:number number:decimal-places="0" number:min-decimal-places="0" number:min-integer-digits="1" number:grouping="true"/>
      <number:text> zł</number:text>
    </number:number-style>
    <number:number-style style:name="N10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  </number:text>
    </number:number-style>
    <number:number-style style:name="N11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  </number:text>
    </number:number-style>
    <number:number-style style:name="N11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inferred_20_units" style:display-name="PageStyle_inferred uni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volumes" style:display-name="PageStyle_volum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rrections" style:display-name="PageStyle_correction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roperties" style:display-name="PageStyle_properti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ypes" style:display-name="PageStyle_typ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ndustries" style:display-name="PageStyle_industri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nferred_20_types" style:display-name="PageStyle_inferred typ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nferred_20_products" style:display-name="PageStyle_inferred produc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ctors" style:display-name="PageStyle_sector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9:11:37</meta:creation-date>
    <meta:initial-creator>openpyxl</meta:initial-creator>
    <dc:language>pl-PL</dc:language>
    <dc:date>2025-04-20T22:43:16</dc:date>
    <meta:editing-cycles>82</meta:editing-cycles>
    <meta:editing-duration>PT6H36M</meta:editing-duration>
    <meta:generator>LibreOffice/7.3.7.2$Linux_X86_64 LibreOffice_project/30$Build-2</meta:generator>
    <meta:document-statistic meta:table-count="9" meta:cell-count="3349" meta:object-count="0"/>
    <meta:user-defined meta:name="AppVersion">15.0000</meta:user-defined>
  </office:meta>
</office:document-meta>
</file>